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1" table:style-name="ta1">
        <table:shapes>
          <draw:frame draw:z-index="0" draw:style-name="gr1" draw:text-style-name="P1" svg:width="20.056cm" svg:height="12.668cm" svg:x="52.886cm" svg:y="0.146cm">
            <draw:object draw:notify-on-update-of-ranges="'data-1'.A1:'data-1'.A100 'data-1'.B1:'data-1'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035cm" svg:height="14.729cm" svg:x="51.489cm" svg:y="13.629cm">
            <draw:object draw:notify-on-update-of-ranges="'data-1'.D1:'data-1'.D100 'data-1'.E1:'data-1'.E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457cm" svg:height="13.352cm" svg:x="29.539cm" svg:y="28.781cm">
            <draw:object draw:notify-on-update-of-ranges="'data-1'.A1:'data-1'.A100 'data-1'.B1:'data-1'.B100 'data-1'.A1:'data-1'.A100 'data-1'.E1:'data-1'.E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.302cm" svg:height="12.544cm" svg:x="50.641cm" svg:y="28.774cm">
            <draw:object draw:notify-on-update-of-ranges="'data-1'.G1:'data-1'.G100 'data-1'.H1:'data-1'.H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.286cm" svg:height="15.806cm" svg:x="30.107cm" svg:y="43.21cm">
            <draw:object draw:notify-on-update-of-ranges="'data-1'.A1:'data-1'.A100 'data-1'.B1:'data-1'.B100 'data-1'.A1:'data-1'.A100 'data-1'.E1:'data-1'.E100 'data-1'.A1:'data-1'.A100 'data-1'.H1:'data-1'.H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52.378cm" svg:y="42.264cm">
            <draw:object draw:notify-on-update-of-ranges="'data-1'.J1:'data-1'.J100 'data-1'.K1:'data-1'.K1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603cm" svg:height="17.506cm" svg:x="33.118cm" svg:y="1.248cm">
            <draw:object draw:notify-on-update-of-ranges="'data-1'.A1:'data-1'.A100 'data-1'.B1:'data-1'.B100 'data-1'.A1:'data-1'.A100 'data-1'.E1:'data-1'.E100 'data-1'.A1:'data-1'.A100 'data-1'.H1:'data-1'.H100 'data-1'.A1:'data-1'.A100 'data-1'.K1:'data-1'.K1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0" calcext:value-type="float">
            <text:p>50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94" calcext:value-type="float">
            <text:p>15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13" calcext:value-type="float">
            <text:p>100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867" calcext:value-type="float">
            <text:p>38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50" calcext:value-type="float">
            <text:p>451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754" calcext:value-type="float">
            <text:p>2275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68" calcext:value-type="float">
            <text:p>64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7139" calcext:value-type="float">
            <text:p>71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200" calcext:value-type="float">
            <text:p>802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101" calcext:value-type="float">
            <text:p>4010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123" calcext:value-type="float">
            <text:p>912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250" calcext:value-type="float">
            <text:p>12525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62367" calcext:value-type="float">
            <text:p>623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964" calcext:value-type="float">
            <text:p>1196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1704" calcext:value-type="float">
            <text:p>117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300" calcext:value-type="float">
            <text:p>1803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90109" calcext:value-type="float">
            <text:p>9010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5127" calcext:value-type="float">
            <text:p>1512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6026" calcext:value-type="float">
            <text:p>160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5350" calcext:value-type="float">
            <text:p>24535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3089" calcext:value-type="float">
            <text:p>12308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8086" calcext:value-type="float">
            <text:p>1808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8543" calcext:value-type="float">
            <text:p>185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0400" calcext:value-type="float">
            <text:p>3204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0879" calcext:value-type="float">
            <text:p>16087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1069" calcext:value-type="float">
            <text:p>2106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1811" calcext:value-type="float">
            <text:p>218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450" calcext:value-type="float">
            <text:p>40545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04665" calcext:value-type="float">
            <text:p>20466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660" calcext:value-type="float">
            <text:p>2466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4217" calcext:value-type="float">
            <text:p>242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1375" calcext:value-type="float">
            <text:p>2513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7784" calcext:value-type="float">
            <text:p>2778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6356" calcext:value-type="float">
            <text:p>263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5550" calcext:value-type="float">
            <text:p>605550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01889" calcext:value-type="float">
            <text:p>301889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1662" calcext:value-type="float">
            <text:p>31662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33398" calcext:value-type="float">
            <text:p>333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600" calcext:value-type="float">
            <text:p>72060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60598" calcext:value-type="float">
            <text:p>3605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4634" calcext:value-type="float">
            <text:p>3463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35876" calcext:value-type="float">
            <text:p>358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5650" calcext:value-type="float">
            <text:p>84565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422714" calcext:value-type="float">
            <text:p>422714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8688" calcext:value-type="float">
            <text:p>3868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9164" calcext:value-type="float">
            <text:p>3916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0700" calcext:value-type="float">
            <text:p>98070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89020" calcext:value-type="float">
            <text:p>48902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1890" calcext:value-type="float">
            <text:p>41890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1247" calcext:value-type="float">
            <text:p>412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5750" calcext:value-type="float">
            <text:p>112575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564135" calcext:value-type="float">
            <text:p>56413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5235" calcext:value-type="float">
            <text:p>4523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3875" calcext:value-type="float">
            <text:p>438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800" calcext:value-type="float">
            <text:p>128080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39325" calcext:value-type="float">
            <text:p>639325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49428" calcext:value-type="float">
            <text:p>4942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48422" calcext:value-type="float">
            <text:p>4842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5850" calcext:value-type="float">
            <text:p>1445850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24932" calcext:value-type="float">
            <text:p>724932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52054" calcext:value-type="float">
            <text:p>5205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50654" calcext:value-type="float">
            <text:p>5065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20900" calcext:value-type="float">
            <text:p>162090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808003" calcext:value-type="float">
            <text:p>808003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56448" calcext:value-type="float">
            <text:p>5644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54041" calcext:value-type="float">
            <text:p>5404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5950" calcext:value-type="float">
            <text:p>1805950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901756" calcext:value-type="float">
            <text:p>901756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9374" calcext:value-type="float">
            <text:p>59374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55717" calcext:value-type="float">
            <text:p>557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000" calcext:value-type="float">
            <text:p>200100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7774" calcext:value-type="float">
            <text:p>100777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4347" calcext:value-type="float">
            <text:p>6434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8708" calcext:value-type="float">
            <text:p>5870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06050" calcext:value-type="float">
            <text:p>220605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102177" calcext:value-type="float">
            <text:p>1102177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67592" calcext:value-type="float">
            <text:p>67592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70511" calcext:value-type="float">
            <text:p>7051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21100" calcext:value-type="float">
            <text:p>2421100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213642" calcext:value-type="float">
            <text:p>1213642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71121" calcext:value-type="float">
            <text:p>7112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73464" calcext:value-type="float">
            <text:p>734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46150" calcext:value-type="float">
            <text:p>264615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324437" calcext:value-type="float">
            <text:p>1324437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74701" calcext:value-type="float">
            <text:p>74701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75851" calcext:value-type="float">
            <text:p>758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81200" calcext:value-type="float">
            <text:p>28812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437875" calcext:value-type="float">
            <text:p>143787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78044" calcext:value-type="float">
            <text:p>78044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79374" calcext:value-type="float">
            <text:p>7937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26250" calcext:value-type="float">
            <text:p>312625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560356" calcext:value-type="float">
            <text:p>1560356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83425" calcext:value-type="float">
            <text:p>8342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82001" calcext:value-type="float">
            <text:p>8200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81300" calcext:value-type="float">
            <text:p>338130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690086" calcext:value-type="float">
            <text:p>1690086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87090" calcext:value-type="float">
            <text:p>87090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86158" calcext:value-type="float">
            <text:p>8615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46350" calcext:value-type="float">
            <text:p>3646350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822698" calcext:value-type="float">
            <text:p>1822698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90907" calcext:value-type="float">
            <text:p>90907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87947" calcext:value-type="float">
            <text:p>8794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21400" calcext:value-type="float">
            <text:p>3921400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964886" calcext:value-type="float">
            <text:p>1964886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94398" calcext:value-type="float">
            <text:p>9439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90661" calcext:value-type="float">
            <text:p>9066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06450" calcext:value-type="float">
            <text:p>4206450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105114" calcext:value-type="float">
            <text:p>2105114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98015" calcext:value-type="float">
            <text:p>98015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93890" calcext:value-type="float">
            <text:p>9389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1500" calcext:value-type="float">
            <text:p>45015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248305" calcext:value-type="float">
            <text:p>224830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01448" calcext:value-type="float">
            <text:p>101448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96743" calcext:value-type="float">
            <text:p>9674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6550" calcext:value-type="float">
            <text:p>4806550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397655" calcext:value-type="float">
            <text:p>2397655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107335" calcext:value-type="float">
            <text:p>107335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103040" calcext:value-type="float">
            <text:p>10304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121600" calcext:value-type="float">
            <text:p>512160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554299" calcext:value-type="float">
            <text:p>255429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10730" calcext:value-type="float">
            <text:p>110730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106308" calcext:value-type="float">
            <text:p>10630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46650" calcext:value-type="float">
            <text:p>5446650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725755" calcext:value-type="float">
            <text:p>2725755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112748" calcext:value-type="float">
            <text:p>112748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108284" calcext:value-type="float">
            <text:p>10828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781700" calcext:value-type="float">
            <text:p>5781700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889324" calcext:value-type="float">
            <text:p>288932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118304" calcext:value-type="float">
            <text:p>11830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111534" calcext:value-type="float">
            <text:p>11153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26750" calcext:value-type="float">
            <text:p>6126750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067847" calcext:value-type="float">
            <text:p>306784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122448" calcext:value-type="float">
            <text:p>12244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113414" calcext:value-type="float">
            <text:p>11341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81800" calcext:value-type="float">
            <text:p>6481800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3237976" calcext:value-type="float">
            <text:p>3237976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125691" calcext:value-type="float">
            <text:p>12569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118578" calcext:value-type="float">
            <text:p>11857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846850" calcext:value-type="float">
            <text:p>6846850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3421196" calcext:value-type="float">
            <text:p>3421196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129485" calcext:value-type="float">
            <text:p>12948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120586" calcext:value-type="float">
            <text:p>12058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221900" calcext:value-type="float">
            <text:p>7221900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609558" calcext:value-type="float">
            <text:p>3609558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133564" calcext:value-type="float">
            <text:p>133564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123418" calcext:value-type="float">
            <text:p>12341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606950" calcext:value-type="float">
            <text:p>7606950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802812" calcext:value-type="float">
            <text:p>3802812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140116" calcext:value-type="float">
            <text:p>140116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126010" calcext:value-type="float">
            <text:p>12601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2000" calcext:value-type="float">
            <text:p>8002000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005775" calcext:value-type="float">
            <text:p>400577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43796" calcext:value-type="float">
            <text:p>143796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29297" calcext:value-type="float">
            <text:p>12929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407050" calcext:value-type="float">
            <text:p>8407050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4200184" calcext:value-type="float">
            <text:p>4200184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145170" calcext:value-type="float">
            <text:p>145170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152430" calcext:value-type="float">
            <text:p>15243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822100" calcext:value-type="float">
            <text:p>8822100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402134" calcext:value-type="float">
            <text:p>4402134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151158" calcext:value-type="float">
            <text:p>151158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153810" calcext:value-type="float">
            <text:p>15381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247150" calcext:value-type="float">
            <text:p>924715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4625360" calcext:value-type="float">
            <text:p>462536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155060" calcext:value-type="float">
            <text:p>155060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156318" calcext:value-type="float">
            <text:p>15631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82200" calcext:value-type="float">
            <text:p>9682200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4828018" calcext:value-type="float">
            <text:p>4828018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159665" calcext:value-type="float">
            <text:p>159665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160102" calcext:value-type="float">
            <text:p>16010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27250" calcext:value-type="float">
            <text:p>10127250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062225" calcext:value-type="float">
            <text:p>5062225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63031" calcext:value-type="float">
            <text:p>16303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62603" calcext:value-type="float">
            <text:p>16260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82300" calcext:value-type="float">
            <text:p>10582300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5291396" calcext:value-type="float">
            <text:p>5291396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166330" calcext:value-type="float">
            <text:p>166330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165495" calcext:value-type="float">
            <text:p>16549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047350" calcext:value-type="float">
            <text:p>11047350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5523385" calcext:value-type="float">
            <text:p>5523385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170290" calcext:value-type="float">
            <text:p>170290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168279" calcext:value-type="float">
            <text:p>16827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22400" calcext:value-type="float">
            <text:p>11522400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747683" calcext:value-type="float">
            <text:p>5747683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177651" calcext:value-type="float">
            <text:p>177651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172902" calcext:value-type="float">
            <text:p>17290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007450" calcext:value-type="float">
            <text:p>12007450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6017253" calcext:value-type="float">
            <text:p>6017253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180522" calcext:value-type="float">
            <text:p>180522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174526" calcext:value-type="float">
            <text:p>17452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02500" calcext:value-type="float">
            <text:p>1250250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6247342" calcext:value-type="float">
            <text:p>6247342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86156" calcext:value-type="float">
            <text:p>186156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78362" calcext:value-type="float">
            <text:p>17836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3007550" calcext:value-type="float">
            <text:p>13007550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503114" calcext:value-type="float">
            <text:p>6503114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186988" calcext:value-type="float">
            <text:p>186988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180798" calcext:value-type="float">
            <text:p>18079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522600" calcext:value-type="float">
            <text:p>13522600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6768969" calcext:value-type="float">
            <text:p>6768969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193473" calcext:value-type="float">
            <text:p>193473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187553" calcext:value-type="float">
            <text:p>18755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047650" calcext:value-type="float">
            <text:p>14047650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7025996" calcext:value-type="float">
            <text:p>7025996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197608" calcext:value-type="float">
            <text:p>197608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189029" calcext:value-type="float">
            <text:p>18902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582700" calcext:value-type="float">
            <text:p>14582700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7291700" calcext:value-type="float">
            <text:p>7291700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201721" calcext:value-type="float">
            <text:p>201721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192648" calcext:value-type="float">
            <text:p>19264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127750" calcext:value-type="float">
            <text:p>15127750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7571377" calcext:value-type="float">
            <text:p>7571377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205656" calcext:value-type="float">
            <text:p>205656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194256" calcext:value-type="float">
            <text:p>19425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682800" calcext:value-type="float">
            <text:p>15682800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7846836" calcext:value-type="float">
            <text:p>7846836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209065" calcext:value-type="float">
            <text:p>209065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199451" calcext:value-type="float">
            <text:p>19945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247850" calcext:value-type="float">
            <text:p>16247850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8122975" calcext:value-type="float">
            <text:p>8122975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213014" calcext:value-type="float">
            <text:p>213014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202827" calcext:value-type="float">
            <text:p>20282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822900" calcext:value-type="float">
            <text:p>1682290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8395310" calcext:value-type="float">
            <text:p>8395310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16532" calcext:value-type="float">
            <text:p>216532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205646" calcext:value-type="float">
            <text:p>20564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407950" calcext:value-type="float">
            <text:p>17407950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8735533" calcext:value-type="float">
            <text:p>8735533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221766" calcext:value-type="float">
            <text:p>22176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208224" calcext:value-type="float">
            <text:p>20822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03000" calcext:value-type="float">
            <text:p>1800300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8989225" calcext:value-type="float">
            <text:p>8989225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28544" calcext:value-type="float">
            <text:p>228544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10435" calcext:value-type="float">
            <text:p>210435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608050" calcext:value-type="float">
            <text:p>18608050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9306942" calcext:value-type="float">
            <text:p>9306942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232511" calcext:value-type="float">
            <text:p>232511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213867" calcext:value-type="float">
            <text:p>21386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223100" calcext:value-type="float">
            <text:p>19223100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9620721" calcext:value-type="float">
            <text:p>9620721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237838" calcext:value-type="float">
            <text:p>237838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224784" calcext:value-type="float">
            <text:p>22478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848150" calcext:value-type="float">
            <text:p>19848150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9918636" calcext:value-type="float">
            <text:p>9918636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242141" calcext:value-type="float">
            <text:p>242141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226251" calcext:value-type="float">
            <text:p>22625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483200" calcext:value-type="float">
            <text:p>20483200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10240692" calcext:value-type="float">
            <text:p>10240692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241374" calcext:value-type="float">
            <text:p>241374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232008" calcext:value-type="float">
            <text:p>23200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1128250" calcext:value-type="float">
            <text:p>21128250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10575797" calcext:value-type="float">
            <text:p>10575797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250194" calcext:value-type="float">
            <text:p>250194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231656" calcext:value-type="float">
            <text:p>23165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783300" calcext:value-type="float">
            <text:p>21783300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10883853" calcext:value-type="float">
            <text:p>10883853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253652" calcext:value-type="float">
            <text:p>253652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235248" calcext:value-type="float">
            <text:p>235248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448350" calcext:value-type="float">
            <text:p>22448350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11223468" calcext:value-type="float">
            <text:p>11223468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257516" calcext:value-type="float">
            <text:p>257516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239658" calcext:value-type="float">
            <text:p>23965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3123400" calcext:value-type="float">
            <text:p>23123400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11593563" calcext:value-type="float">
            <text:p>11593563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262785" calcext:value-type="float">
            <text:p>262785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242888" calcext:value-type="float">
            <text:p>242888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808450" calcext:value-type="float">
            <text:p>23808450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11908343" calcext:value-type="float">
            <text:p>11908343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266187" calcext:value-type="float">
            <text:p>266187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243958" calcext:value-type="float">
            <text:p>24395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503500" calcext:value-type="float">
            <text:p>2450350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12265000" calcext:value-type="float">
            <text:p>1226500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70554" calcext:value-type="float">
            <text:p>27055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48450" calcext:value-type="float">
            <text:p>24845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08550" calcext:value-type="float">
            <text:p>25208550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12609792" calcext:value-type="float">
            <text:p>12609792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274515" calcext:value-type="float">
            <text:p>274515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250479" calcext:value-type="float">
            <text:p>25047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923600" calcext:value-type="float">
            <text:p>259236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2975082" calcext:value-type="float">
            <text:p>12975082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276970" calcext:value-type="float">
            <text:p>27697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258670" calcext:value-type="float">
            <text:p>25867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648650" calcext:value-type="float">
            <text:p>26648650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13336049" calcext:value-type="float">
            <text:p>13336049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282025" calcext:value-type="float">
            <text:p>282025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260656" calcext:value-type="float">
            <text:p>26065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383700" calcext:value-type="float">
            <text:p>27383700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13689049" calcext:value-type="float">
            <text:p>13689049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291542" calcext:value-type="float">
            <text:p>291542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262579" calcext:value-type="float">
            <text:p>26257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8128750" calcext:value-type="float">
            <text:p>28128750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14045554" calcext:value-type="float">
            <text:p>1404555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96644" calcext:value-type="float">
            <text:p>29664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265193" calcext:value-type="float">
            <text:p>26519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883800" calcext:value-type="float">
            <text:p>28883800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14449742" calcext:value-type="float">
            <text:p>14449742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299922" calcext:value-type="float">
            <text:p>299922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268849" calcext:value-type="float">
            <text:p>268849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648850" calcext:value-type="float">
            <text:p>29648850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14810468" calcext:value-type="float">
            <text:p>14810468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304158" calcext:value-type="float">
            <text:p>304158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273424" calcext:value-type="float">
            <text:p>27342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423900" calcext:value-type="float">
            <text:p>304239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15216041" calcext:value-type="float">
            <text:p>15216041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307323" calcext:value-type="float">
            <text:p>307323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275740" calcext:value-type="float">
            <text:p>27574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1208950" calcext:value-type="float">
            <text:p>31208950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15631017" calcext:value-type="float">
            <text:p>15631017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312321" calcext:value-type="float">
            <text:p>312321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277687" calcext:value-type="float">
            <text:p>27768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004000" calcext:value-type="float">
            <text:p>3200400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6003804" calcext:value-type="float">
            <text:p>16003804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11740" calcext:value-type="float">
            <text:p>311740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82130" calcext:value-type="float">
            <text:p>28213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809050" calcext:value-type="float">
            <text:p>3280905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16382007" calcext:value-type="float">
            <text:p>16382007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320839" calcext:value-type="float">
            <text:p>320839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283942" calcext:value-type="float">
            <text:p>28394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624100" calcext:value-type="float">
            <text:p>33624100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16811473" calcext:value-type="float">
            <text:p>16811473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325066" calcext:value-type="float">
            <text:p>325066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329292" calcext:value-type="float">
            <text:p>329292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449150" calcext:value-type="float">
            <text:p>34449150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17227677" calcext:value-type="float">
            <text:p>17227677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329057" calcext:value-type="float">
            <text:p>329057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329081" calcext:value-type="float">
            <text:p>32908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284200" calcext:value-type="float">
            <text:p>35284200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7639414" calcext:value-type="float">
            <text:p>17639414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333330" calcext:value-type="float">
            <text:p>333330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331471" calcext:value-type="float">
            <text:p>33147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6129250" calcext:value-type="float">
            <text:p>36129250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8079989" calcext:value-type="float">
            <text:p>1807998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338215" calcext:value-type="float">
            <text:p>338215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333153" calcext:value-type="float">
            <text:p>33315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984300" calcext:value-type="float">
            <text:p>36984300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18467468" calcext:value-type="float">
            <text:p>18467468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341403" calcext:value-type="float">
            <text:p>341403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337409" calcext:value-type="float">
            <text:p>33740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849350" calcext:value-type="float">
            <text:p>37849350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18939277" calcext:value-type="float">
            <text:p>18939277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346033" calcext:value-type="float">
            <text:p>346033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341879" calcext:value-type="float">
            <text:p>341879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724400" calcext:value-type="float">
            <text:p>38724400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9370113" calcext:value-type="float">
            <text:p>19370113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350108" calcext:value-type="float">
            <text:p>350108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345392" calcext:value-type="float">
            <text:p>34539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609450" calcext:value-type="float">
            <text:p>39609450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9819439" calcext:value-type="float">
            <text:p>19819439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352690" calcext:value-type="float">
            <text:p>352690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345201" calcext:value-type="float">
            <text:p>34520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504500" calcext:value-type="float">
            <text:p>40504500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20241456" calcext:value-type="float">
            <text:p>2024145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57809" calcext:value-type="float">
            <text:p>357809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51236" calcext:value-type="float">
            <text:p>35123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1409550" calcext:value-type="float">
            <text:p>41409550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20662374" calcext:value-type="float">
            <text:p>20662374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361841" calcext:value-type="float">
            <text:p>361841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354064" calcext:value-type="float">
            <text:p>354064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324600" calcext:value-type="float">
            <text:p>42324600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21186255" calcext:value-type="float">
            <text:p>21186255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367142" calcext:value-type="float">
            <text:p>367142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359206" calcext:value-type="float">
            <text:p>35920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249650" calcext:value-type="float">
            <text:p>43249650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21618908" calcext:value-type="float">
            <text:p>21618908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378468" calcext:value-type="float">
            <text:p>378468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363363" calcext:value-type="float">
            <text:p>363363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184700" calcext:value-type="float">
            <text:p>44184700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22082623" calcext:value-type="float">
            <text:p>22082623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383107" calcext:value-type="float">
            <text:p>383107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365947" calcext:value-type="float">
            <text:p>36594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129750" calcext:value-type="float">
            <text:p>45129750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22569542" calcext:value-type="float">
            <text:p>22569542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386244" calcext:value-type="float">
            <text:p>386244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369452" calcext:value-type="float">
            <text:p>36945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6084800" calcext:value-type="float">
            <text:p>46084800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23036315" calcext:value-type="float">
            <text:p>2303631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391806" calcext:value-type="float">
            <text:p>391806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376191" calcext:value-type="float">
            <text:p>376191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7049850" calcext:value-type="float">
            <text:p>47049850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23544596" calcext:value-type="float">
            <text:p>23544596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396670" calcext:value-type="float">
            <text:p>396670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374772" calcext:value-type="float">
            <text:p>374772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024900" calcext:value-type="float">
            <text:p>48024900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24041766" calcext:value-type="float">
            <text:p>24041766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398379" calcext:value-type="float">
            <text:p>398379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379601" calcext:value-type="float">
            <text:p>37960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9009950" calcext:value-type="float">
            <text:p>4900995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24506283" calcext:value-type="float">
            <text:p>24506283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397527" calcext:value-type="float">
            <text:p>397527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379900" calcext:value-type="float">
            <text:p>3799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5000" calcext:value-type="float">
            <text:p>500050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5016169" calcext:value-type="float">
            <text:p>2501616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08190" calcext:value-type="float">
            <text:p>40819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85350" calcext:value-type="float">
            <text:p>385350</text:p>
          </table:table-cell>
        </table:table-row>
      </table:table>
      <table:table table:name="Лист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0" calcext:value-type="float">
            <text:p>5050</text:p>
          </table:table-cell>
          <table:table-cell office:value-type="float" office:value="2544" calcext:value-type="float">
            <text:p>2544</text:p>
          </table:table-cell>
          <table:table-cell office:value-type="float" office:value="1594" calcext:value-type="float">
            <text:p>1594</text:p>
          </table:table-cell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00" calcext:value-type="float">
            <text:p>20100</text:p>
          </table:table-cell>
          <table:table-cell office:value-type="float" office:value="10013" calcext:value-type="float">
            <text:p>10013</text:p>
          </table:table-cell>
          <table:table-cell office:value-type="float" office:value="3867" calcext:value-type="float">
            <text:p>3867</text:p>
          </table:table-cell>
          <table:table-cell office:value-type="float" office:value="4251" calcext:value-type="float">
            <text:p>4251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5150" calcext:value-type="float">
            <text:p>45150</text:p>
          </table:table-cell>
          <table:table-cell office:value-type="float" office:value="22754" calcext:value-type="float">
            <text:p>22754</text:p>
          </table:table-cell>
          <table:table-cell office:value-type="float" office:value="6468" calcext:value-type="float">
            <text:p>6468</text:p>
          </table:table-cell>
          <table:table-cell office:value-type="float" office:value="7139" calcext:value-type="float">
            <text:p>7139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200" calcext:value-type="float">
            <text:p>80200</text:p>
          </table:table-cell>
          <table:table-cell office:value-type="float" office:value="40101" calcext:value-type="float">
            <text:p>40101</text:p>
          </table:table-cell>
          <table:table-cell office:value-type="float" office:value="9123" calcext:value-type="float">
            <text:p>9123</text:p>
          </table:table-cell>
          <table:table-cell office:value-type="float" office:value="9730" calcext:value-type="float">
            <text:p>9730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250" calcext:value-type="float">
            <text:p>125250</text:p>
          </table:table-cell>
          <table:table-cell office:value-type="float" office:value="62367" calcext:value-type="float">
            <text:p>62367</text:p>
          </table:table-cell>
          <table:table-cell office:value-type="float" office:value="11964" calcext:value-type="float">
            <text:p>11964</text:p>
          </table:table-cell>
          <table:table-cell office:value-type="float" office:value="11704" calcext:value-type="float">
            <text:p>11704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0300" calcext:value-type="float">
            <text:p>180300</text:p>
          </table:table-cell>
          <table:table-cell office:value-type="float" office:value="90109" calcext:value-type="float">
            <text:p>90109</text:p>
          </table:table-cell>
          <table:table-cell office:value-type="float" office:value="15127" calcext:value-type="float">
            <text:p>15127</text:p>
          </table:table-cell>
          <table:table-cell office:value-type="float" office:value="16026" calcext:value-type="float">
            <text:p>16026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5350" calcext:value-type="float">
            <text:p>245350</text:p>
          </table:table-cell>
          <table:table-cell office:value-type="float" office:value="123089" calcext:value-type="float">
            <text:p>123089</text:p>
          </table:table-cell>
          <table:table-cell office:value-type="float" office:value="18086" calcext:value-type="float">
            <text:p>18086</text:p>
          </table:table-cell>
          <table:table-cell office:value-type="float" office:value="18543" calcext:value-type="float">
            <text:p>18543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0400" calcext:value-type="float">
            <text:p>320400</text:p>
          </table:table-cell>
          <table:table-cell office:value-type="float" office:value="160879" calcext:value-type="float">
            <text:p>160879</text:p>
          </table:table-cell>
          <table:table-cell office:value-type="float" office:value="21069" calcext:value-type="float">
            <text:p>21069</text:p>
          </table:table-cell>
          <table:table-cell office:value-type="float" office:value="21811" calcext:value-type="float">
            <text:p>21811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450" calcext:value-type="float">
            <text:p>405450</text:p>
          </table:table-cell>
          <table:table-cell office:value-type="float" office:value="204665" calcext:value-type="float">
            <text:p>204665</text:p>
          </table:table-cell>
          <table:table-cell office:value-type="float" office:value="24660" calcext:value-type="float">
            <text:p>24660</text:p>
          </table:table-cell>
          <table:table-cell office:value-type="float" office:value="24217" calcext:value-type="float">
            <text:p>24217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  <table:table-cell office:value-type="float" office:value="251375" calcext:value-type="float">
            <text:p>251375</text:p>
          </table:table-cell>
          <table:table-cell office:value-type="float" office:value="27784" calcext:value-type="float">
            <text:p>27784</text:p>
          </table:table-cell>
          <table:table-cell office:value-type="float" office:value="26356" calcext:value-type="float">
            <text:p>26356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5550" calcext:value-type="float">
            <text:p>605550</text:p>
          </table:table-cell>
          <table:table-cell office:value-type="float" office:value="301889" calcext:value-type="float">
            <text:p>301889</text:p>
          </table:table-cell>
          <table:table-cell office:value-type="float" office:value="31662" calcext:value-type="float">
            <text:p>31662</text:p>
          </table:table-cell>
          <table:table-cell office:value-type="float" office:value="33398" calcext:value-type="float">
            <text:p>33398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20600" calcext:value-type="float">
            <text:p>720600</text:p>
          </table:table-cell>
          <table:table-cell office:value-type="float" office:value="360598" calcext:value-type="float">
            <text:p>360598</text:p>
          </table:table-cell>
          <table:table-cell office:value-type="float" office:value="34634" calcext:value-type="float">
            <text:p>34634</text:p>
          </table:table-cell>
          <table:table-cell office:value-type="float" office:value="35876" calcext:value-type="float">
            <text:p>35876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5650" calcext:value-type="float">
            <text:p>845650</text:p>
          </table:table-cell>
          <table:table-cell office:value-type="float" office:value="422714" calcext:value-type="float">
            <text:p>422714</text:p>
          </table:table-cell>
          <table:table-cell office:value-type="float" office:value="38688" calcext:value-type="float">
            <text:p>38688</text:p>
          </table:table-cell>
          <table:table-cell office:value-type="float" office:value="39164" calcext:value-type="float">
            <text:p>39164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0700" calcext:value-type="float">
            <text:p>980700</text:p>
          </table:table-cell>
          <table:table-cell office:value-type="float" office:value="489020" calcext:value-type="float">
            <text:p>489020</text:p>
          </table:table-cell>
          <table:table-cell office:value-type="float" office:value="41890" calcext:value-type="float">
            <text:p>41890</text:p>
          </table:table-cell>
          <table:table-cell office:value-type="float" office:value="41247" calcext:value-type="float">
            <text:p>41247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564135" calcext:value-type="float">
            <text:p>564135</text:p>
          </table:table-cell>
          <table:table-cell office:value-type="float" office:value="45235" calcext:value-type="float">
            <text:p>45235</text:p>
          </table:table-cell>
          <table:table-cell office:value-type="float" office:value="43875" calcext:value-type="float">
            <text:p>43875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0800" calcext:value-type="float">
            <text:p>1280800</text:p>
          </table:table-cell>
          <table:table-cell office:value-type="float" office:value="639325" calcext:value-type="float">
            <text:p>639325</text:p>
          </table:table-cell>
          <table:table-cell office:value-type="float" office:value="49428" calcext:value-type="float">
            <text:p>49428</text:p>
          </table:table-cell>
          <table:table-cell office:value-type="float" office:value="48422" calcext:value-type="float">
            <text:p>48422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45850" calcext:value-type="float">
            <text:p>1445850</text:p>
          </table:table-cell>
          <table:table-cell office:value-type="float" office:value="724932" calcext:value-type="float">
            <text:p>724932</text:p>
          </table:table-cell>
          <table:table-cell office:value-type="float" office:value="52054" calcext:value-type="float">
            <text:p>52054</text:p>
          </table:table-cell>
          <table:table-cell office:value-type="float" office:value="50654" calcext:value-type="float">
            <text:p>50654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20900" calcext:value-type="float">
            <text:p>1620900</text:p>
          </table:table-cell>
          <table:table-cell office:value-type="float" office:value="808003" calcext:value-type="float">
            <text:p>808003</text:p>
          </table:table-cell>
          <table:table-cell office:value-type="float" office:value="56448" calcext:value-type="float">
            <text:p>56448</text:p>
          </table:table-cell>
          <table:table-cell office:value-type="float" office:value="54041" calcext:value-type="float">
            <text:p>54041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05950" calcext:value-type="float">
            <text:p>1805950</text:p>
          </table:table-cell>
          <table:table-cell office:value-type="float" office:value="901756" calcext:value-type="float">
            <text:p>901756</text:p>
          </table:table-cell>
          <table:table-cell office:value-type="float" office:value="59374" calcext:value-type="float">
            <text:p>59374</text:p>
          </table:table-cell>
          <table:table-cell office:value-type="float" office:value="55717" calcext:value-type="float">
            <text:p>55717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000" calcext:value-type="float">
            <text:p>2001000</text:p>
          </table:table-cell>
          <table:table-cell office:value-type="float" office:value="1007774" calcext:value-type="float">
            <text:p>1007774</text:p>
          </table:table-cell>
          <table:table-cell office:value-type="float" office:value="64347" calcext:value-type="float">
            <text:p>64347</text:p>
          </table:table-cell>
          <table:table-cell office:value-type="float" office:value="58708" calcext:value-type="float">
            <text:p>58708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06050" calcext:value-type="float">
            <text:p>2206050</text:p>
          </table:table-cell>
          <table:table-cell office:value-type="float" office:value="1102177" calcext:value-type="float">
            <text:p>1102177</text:p>
          </table:table-cell>
          <table:table-cell office:value-type="float" office:value="67592" calcext:value-type="float">
            <text:p>67592</text:p>
          </table:table-cell>
          <table:table-cell office:value-type="float" office:value="70511" calcext:value-type="float">
            <text:p>70511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421100" calcext:value-type="float">
            <text:p>2421100</text:p>
          </table:table-cell>
          <table:table-cell office:value-type="float" office:value="1213642" calcext:value-type="float">
            <text:p>1213642</text:p>
          </table:table-cell>
          <table:table-cell office:value-type="float" office:value="71121" calcext:value-type="float">
            <text:p>71121</text:p>
          </table:table-cell>
          <table:table-cell office:value-type="float" office:value="73464" calcext:value-type="float">
            <text:p>73464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646150" calcext:value-type="float">
            <text:p>2646150</text:p>
          </table:table-cell>
          <table:table-cell office:value-type="float" office:value="1324437" calcext:value-type="float">
            <text:p>1324437</text:p>
          </table:table-cell>
          <table:table-cell office:value-type="float" office:value="74701" calcext:value-type="float">
            <text:p>74701</text:p>
          </table:table-cell>
          <table:table-cell office:value-type="float" office:value="75851" calcext:value-type="float">
            <text:p>75851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81200" calcext:value-type="float">
            <text:p>2881200</text:p>
          </table:table-cell>
          <table:table-cell office:value-type="float" office:value="1437875" calcext:value-type="float">
            <text:p>1437875</text:p>
          </table:table-cell>
          <table:table-cell office:value-type="float" office:value="78044" calcext:value-type="float">
            <text:p>78044</text:p>
          </table:table-cell>
          <table:table-cell office:value-type="float" office:value="79374" calcext:value-type="float">
            <text:p>79374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126250" calcext:value-type="float">
            <text:p>3126250</text:p>
          </table:table-cell>
          <table:table-cell office:value-type="float" office:value="1560356" calcext:value-type="float">
            <text:p>1560356</text:p>
          </table:table-cell>
          <table:table-cell office:value-type="float" office:value="83425" calcext:value-type="float">
            <text:p>83425</text:p>
          </table:table-cell>
          <table:table-cell office:value-type="float" office:value="82001" calcext:value-type="float">
            <text:p>82001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381300" calcext:value-type="float">
            <text:p>3381300</text:p>
          </table:table-cell>
          <table:table-cell office:value-type="float" office:value="1690086" calcext:value-type="float">
            <text:p>1690086</text:p>
          </table:table-cell>
          <table:table-cell office:value-type="float" office:value="87090" calcext:value-type="float">
            <text:p>87090</text:p>
          </table:table-cell>
          <table:table-cell office:value-type="float" office:value="86158" calcext:value-type="float">
            <text:p>86158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646350" calcext:value-type="float">
            <text:p>3646350</text:p>
          </table:table-cell>
          <table:table-cell office:value-type="float" office:value="1822698" calcext:value-type="float">
            <text:p>1822698</text:p>
          </table:table-cell>
          <table:table-cell office:value-type="float" office:value="90907" calcext:value-type="float">
            <text:p>90907</text:p>
          </table:table-cell>
          <table:table-cell office:value-type="float" office:value="87947" calcext:value-type="float">
            <text:p>87947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21400" calcext:value-type="float">
            <text:p>3921400</text:p>
          </table:table-cell>
          <table:table-cell office:value-type="float" office:value="1964886" calcext:value-type="float">
            <text:p>1964886</text:p>
          </table:table-cell>
          <table:table-cell office:value-type="float" office:value="94398" calcext:value-type="float">
            <text:p>94398</text:p>
          </table:table-cell>
          <table:table-cell office:value-type="float" office:value="90661" calcext:value-type="float">
            <text:p>90661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06450" calcext:value-type="float">
            <text:p>4206450</text:p>
          </table:table-cell>
          <table:table-cell office:value-type="float" office:value="2105114" calcext:value-type="float">
            <text:p>2105114</text:p>
          </table:table-cell>
          <table:table-cell office:value-type="float" office:value="98015" calcext:value-type="float">
            <text:p>98015</text:p>
          </table:table-cell>
          <table:table-cell office:value-type="float" office:value="93890" calcext:value-type="float">
            <text:p>93890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1500" calcext:value-type="float">
            <text:p>4501500</text:p>
          </table:table-cell>
          <table:table-cell office:value-type="float" office:value="2248305" calcext:value-type="float">
            <text:p>2248305</text:p>
          </table:table-cell>
          <table:table-cell office:value-type="float" office:value="101448" calcext:value-type="float">
            <text:p>101448</text:p>
          </table:table-cell>
          <table:table-cell office:value-type="float" office:value="96743" calcext:value-type="float">
            <text:p>96743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6550" calcext:value-type="float">
            <text:p>4806550</text:p>
          </table:table-cell>
          <table:table-cell office:value-type="float" office:value="2397655" calcext:value-type="float">
            <text:p>2397655</text:p>
          </table:table-cell>
          <table:table-cell office:value-type="float" office:value="107335" calcext:value-type="float">
            <text:p>107335</text:p>
          </table:table-cell>
          <table:table-cell office:value-type="float" office:value="103040" calcext:value-type="float">
            <text:p>103040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121600" calcext:value-type="float">
            <text:p>5121600</text:p>
          </table:table-cell>
          <table:table-cell office:value-type="float" office:value="2554299" calcext:value-type="float">
            <text:p>2554299</text:p>
          </table:table-cell>
          <table:table-cell office:value-type="float" office:value="110730" calcext:value-type="float">
            <text:p>110730</text:p>
          </table:table-cell>
          <table:table-cell office:value-type="float" office:value="106308" calcext:value-type="float">
            <text:p>106308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46650" calcext:value-type="float">
            <text:p>5446650</text:p>
          </table:table-cell>
          <table:table-cell office:value-type="float" office:value="2725755" calcext:value-type="float">
            <text:p>2725755</text:p>
          </table:table-cell>
          <table:table-cell office:value-type="float" office:value="112748" calcext:value-type="float">
            <text:p>112748</text:p>
          </table:table-cell>
          <table:table-cell office:value-type="float" office:value="108284" calcext:value-type="float">
            <text:p>108284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781700" calcext:value-type="float">
            <text:p>5781700</text:p>
          </table:table-cell>
          <table:table-cell office:value-type="float" office:value="2889324" calcext:value-type="float">
            <text:p>2889324</text:p>
          </table:table-cell>
          <table:table-cell office:value-type="float" office:value="118304" calcext:value-type="float">
            <text:p>118304</text:p>
          </table:table-cell>
          <table:table-cell office:value-type="float" office:value="111534" calcext:value-type="float">
            <text:p>111534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26750" calcext:value-type="float">
            <text:p>6126750</text:p>
          </table:table-cell>
          <table:table-cell office:value-type="float" office:value="3067847" calcext:value-type="float">
            <text:p>3067847</text:p>
          </table:table-cell>
          <table:table-cell office:value-type="float" office:value="122448" calcext:value-type="float">
            <text:p>122448</text:p>
          </table:table-cell>
          <table:table-cell office:value-type="float" office:value="113414" calcext:value-type="float">
            <text:p>113414</text:p>
          </table:table-cell>
          <table:table-cell table:number-columns-repeated="6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81800" calcext:value-type="float">
            <text:p>6481800</text:p>
          </table:table-cell>
          <table:table-cell office:value-type="float" office:value="3237976" calcext:value-type="float">
            <text:p>3237976</text:p>
          </table:table-cell>
          <table:table-cell office:value-type="float" office:value="125691" calcext:value-type="float">
            <text:p>125691</text:p>
          </table:table-cell>
          <table:table-cell office:value-type="float" office:value="118578" calcext:value-type="float">
            <text:p>118578</text:p>
          </table:table-cell>
          <table:table-cell table:number-columns-repeated="6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846850" calcext:value-type="float">
            <text:p>6846850</text:p>
          </table:table-cell>
          <table:table-cell office:value-type="float" office:value="3421196" calcext:value-type="float">
            <text:p>3421196</text:p>
          </table:table-cell>
          <table:table-cell office:value-type="float" office:value="129485" calcext:value-type="float">
            <text:p>129485</text:p>
          </table:table-cell>
          <table:table-cell office:value-type="float" office:value="120586" calcext:value-type="float">
            <text:p>120586</text:p>
          </table:table-cell>
          <table:table-cell table:number-columns-repeated="6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221900" calcext:value-type="float">
            <text:p>7221900</text:p>
          </table:table-cell>
          <table:table-cell office:value-type="float" office:value="3609558" calcext:value-type="float">
            <text:p>3609558</text:p>
          </table:table-cell>
          <table:table-cell office:value-type="float" office:value="133564" calcext:value-type="float">
            <text:p>133564</text:p>
          </table:table-cell>
          <table:table-cell office:value-type="float" office:value="123418" calcext:value-type="float">
            <text:p>123418</text:p>
          </table:table-cell>
          <table:table-cell table:number-columns-repeated="6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606950" calcext:value-type="float">
            <text:p>7606950</text:p>
          </table:table-cell>
          <table:table-cell office:value-type="float" office:value="3802812" calcext:value-type="float">
            <text:p>3802812</text:p>
          </table:table-cell>
          <table:table-cell office:value-type="float" office:value="140116" calcext:value-type="float">
            <text:p>140116</text:p>
          </table:table-cell>
          <table:table-cell office:value-type="float" office:value="126010" calcext:value-type="float">
            <text:p>126010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2000" calcext:value-type="float">
            <text:p>8002000</text:p>
          </table:table-cell>
          <table:table-cell office:value-type="float" office:value="4005775" calcext:value-type="float">
            <text:p>4005775</text:p>
          </table:table-cell>
          <table:table-cell office:value-type="float" office:value="143796" calcext:value-type="float">
            <text:p>143796</text:p>
          </table:table-cell>
          <table:table-cell office:value-type="float" office:value="129297" calcext:value-type="float">
            <text:p>129297</text:p>
          </table:table-cell>
          <table:table-cell table:number-columns-repeated="6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407050" calcext:value-type="float">
            <text:p>8407050</text:p>
          </table:table-cell>
          <table:table-cell office:value-type="float" office:value="4200184" calcext:value-type="float">
            <text:p>4200184</text:p>
          </table:table-cell>
          <table:table-cell office:value-type="float" office:value="145170" calcext:value-type="float">
            <text:p>145170</text:p>
          </table:table-cell>
          <table:table-cell office:value-type="float" office:value="152430" calcext:value-type="float">
            <text:p>152430</text:p>
          </table:table-cell>
          <table:table-cell table:number-columns-repeated="6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822100" calcext:value-type="float">
            <text:p>8822100</text:p>
          </table:table-cell>
          <table:table-cell office:value-type="float" office:value="4402134" calcext:value-type="float">
            <text:p>4402134</text:p>
          </table:table-cell>
          <table:table-cell office:value-type="float" office:value="151158" calcext:value-type="float">
            <text:p>151158</text:p>
          </table:table-cell>
          <table:table-cell office:value-type="float" office:value="153810" calcext:value-type="float">
            <text:p>153810</text:p>
          </table:table-cell>
          <table:table-cell table:number-columns-repeated="6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247150" calcext:value-type="float">
            <text:p>9247150</text:p>
          </table:table-cell>
          <table:table-cell office:value-type="float" office:value="4625360" calcext:value-type="float">
            <text:p>4625360</text:p>
          </table:table-cell>
          <table:table-cell office:value-type="float" office:value="155060" calcext:value-type="float">
            <text:p>155060</text:p>
          </table:table-cell>
          <table:table-cell office:value-type="float" office:value="156318" calcext:value-type="float">
            <text:p>156318</text:p>
          </table:table-cell>
          <table:table-cell table:number-columns-repeated="6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682200" calcext:value-type="float">
            <text:p>9682200</text:p>
          </table:table-cell>
          <table:table-cell office:value-type="float" office:value="4828018" calcext:value-type="float">
            <text:p>4828018</text:p>
          </table:table-cell>
          <table:table-cell office:value-type="float" office:value="159665" calcext:value-type="float">
            <text:p>159665</text:p>
          </table:table-cell>
          <table:table-cell office:value-type="float" office:value="160102" calcext:value-type="float">
            <text:p>16010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127250" calcext:value-type="float">
            <text:p>10127250</text:p>
          </table:table-cell>
          <table:table-cell office:value-type="float" office:value="5062225" calcext:value-type="float">
            <text:p>5062225</text:p>
          </table:table-cell>
          <table:table-cell office:value-type="float" office:value="163031" calcext:value-type="float">
            <text:p>163031</text:p>
          </table:table-cell>
          <table:table-cell office:value-type="float" office:value="162603" calcext:value-type="float">
            <text:p>162603</text:p>
          </table:table-cell>
          <table:table-cell table:number-columns-repeated="6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582300" calcext:value-type="float">
            <text:p>10582300</text:p>
          </table:table-cell>
          <table:table-cell office:value-type="float" office:value="5291396" calcext:value-type="float">
            <text:p>5291396</text:p>
          </table:table-cell>
          <table:table-cell office:value-type="float" office:value="166330" calcext:value-type="float">
            <text:p>166330</text:p>
          </table:table-cell>
          <table:table-cell office:value-type="float" office:value="165495" calcext:value-type="float">
            <text:p>165495</text:p>
          </table:table-cell>
          <table:table-cell table:number-columns-repeated="6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1047350" calcext:value-type="float">
            <text:p>11047350</text:p>
          </table:table-cell>
          <table:table-cell office:value-type="float" office:value="5523385" calcext:value-type="float">
            <text:p>5523385</text:p>
          </table:table-cell>
          <table:table-cell office:value-type="float" office:value="170290" calcext:value-type="float">
            <text:p>170290</text:p>
          </table:table-cell>
          <table:table-cell office:value-type="float" office:value="168279" calcext:value-type="float">
            <text:p>168279</text:p>
          </table:table-cell>
          <table:table-cell table:number-columns-repeated="6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522400" calcext:value-type="float">
            <text:p>11522400</text:p>
          </table:table-cell>
          <table:table-cell office:value-type="float" office:value="5747683" calcext:value-type="float">
            <text:p>5747683</text:p>
          </table:table-cell>
          <table:table-cell office:value-type="float" office:value="177651" calcext:value-type="float">
            <text:p>177651</text:p>
          </table:table-cell>
          <table:table-cell office:value-type="float" office:value="172902" calcext:value-type="float">
            <text:p>172902</text:p>
          </table:table-cell>
          <table:table-cell table:number-columns-repeated="6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007450" calcext:value-type="float">
            <text:p>12007450</text:p>
          </table:table-cell>
          <table:table-cell office:value-type="float" office:value="6017253" calcext:value-type="float">
            <text:p>6017253</text:p>
          </table:table-cell>
          <table:table-cell office:value-type="float" office:value="180522" calcext:value-type="float">
            <text:p>180522</text:p>
          </table:table-cell>
          <table:table-cell office:value-type="float" office:value="174526" calcext:value-type="float">
            <text:p>17452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02500" calcext:value-type="float">
            <text:p>12502500</text:p>
          </table:table-cell>
          <table:table-cell office:value-type="float" office:value="6247342" calcext:value-type="float">
            <text:p>6247342</text:p>
          </table:table-cell>
          <table:table-cell office:value-type="float" office:value="186156" calcext:value-type="float">
            <text:p>186156</text:p>
          </table:table-cell>
          <table:table-cell office:value-type="float" office:value="178362" calcext:value-type="float">
            <text:p>178362</text:p>
          </table:table-cell>
          <table:table-cell table:number-columns-repeated="6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3007550" calcext:value-type="float">
            <text:p>13007550</text:p>
          </table:table-cell>
          <table:table-cell office:value-type="float" office:value="6503114" calcext:value-type="float">
            <text:p>6503114</text:p>
          </table:table-cell>
          <table:table-cell office:value-type="float" office:value="186988" calcext:value-type="float">
            <text:p>186988</text:p>
          </table:table-cell>
          <table:table-cell office:value-type="float" office:value="180798" calcext:value-type="float">
            <text:p>180798</text:p>
          </table:table-cell>
          <table:table-cell table:number-columns-repeated="6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3522600" calcext:value-type="float">
            <text:p>13522600</text:p>
          </table:table-cell>
          <table:table-cell office:value-type="float" office:value="6768969" calcext:value-type="float">
            <text:p>6768969</text:p>
          </table:table-cell>
          <table:table-cell office:value-type="float" office:value="193473" calcext:value-type="float">
            <text:p>193473</text:p>
          </table:table-cell>
          <table:table-cell office:value-type="float" office:value="187553" calcext:value-type="float">
            <text:p>187553</text:p>
          </table:table-cell>
          <table:table-cell table:number-columns-repeated="6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047650" calcext:value-type="float">
            <text:p>14047650</text:p>
          </table:table-cell>
          <table:table-cell office:value-type="float" office:value="7025996" calcext:value-type="float">
            <text:p>7025996</text:p>
          </table:table-cell>
          <table:table-cell office:value-type="float" office:value="197608" calcext:value-type="float">
            <text:p>197608</text:p>
          </table:table-cell>
          <table:table-cell office:value-type="float" office:value="189029" calcext:value-type="float">
            <text:p>189029</text:p>
          </table:table-cell>
          <table:table-cell table:number-columns-repeated="6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4582700" calcext:value-type="float">
            <text:p>14582700</text:p>
          </table:table-cell>
          <table:table-cell office:value-type="float" office:value="7291700" calcext:value-type="float">
            <text:p>7291700</text:p>
          </table:table-cell>
          <table:table-cell office:value-type="float" office:value="201721" calcext:value-type="float">
            <text:p>201721</text:p>
          </table:table-cell>
          <table:table-cell office:value-type="float" office:value="192648" calcext:value-type="float">
            <text:p>192648</text:p>
          </table:table-cell>
          <table:table-cell table:number-columns-repeated="6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127750" calcext:value-type="float">
            <text:p>15127750</text:p>
          </table:table-cell>
          <table:table-cell office:value-type="float" office:value="7571377" calcext:value-type="float">
            <text:p>7571377</text:p>
          </table:table-cell>
          <table:table-cell office:value-type="float" office:value="205656" calcext:value-type="float">
            <text:p>205656</text:p>
          </table:table-cell>
          <table:table-cell office:value-type="float" office:value="194256" calcext:value-type="float">
            <text:p>194256</text:p>
          </table:table-cell>
          <table:table-cell table:number-columns-repeated="6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682800" calcext:value-type="float">
            <text:p>15682800</text:p>
          </table:table-cell>
          <table:table-cell office:value-type="float" office:value="7846836" calcext:value-type="float">
            <text:p>7846836</text:p>
          </table:table-cell>
          <table:table-cell office:value-type="float" office:value="209065" calcext:value-type="float">
            <text:p>209065</text:p>
          </table:table-cell>
          <table:table-cell office:value-type="float" office:value="199451" calcext:value-type="float">
            <text:p>199451</text:p>
          </table:table-cell>
          <table:table-cell table:number-columns-repeated="6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247850" calcext:value-type="float">
            <text:p>16247850</text:p>
          </table:table-cell>
          <table:table-cell office:value-type="float" office:value="8122975" calcext:value-type="float">
            <text:p>8122975</text:p>
          </table:table-cell>
          <table:table-cell office:value-type="float" office:value="213014" calcext:value-type="float">
            <text:p>213014</text:p>
          </table:table-cell>
          <table:table-cell office:value-type="float" office:value="202827" calcext:value-type="float">
            <text:p>202827</text:p>
          </table:table-cell>
          <table:table-cell table:number-columns-repeated="6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822900" calcext:value-type="float">
            <text:p>16822900</text:p>
          </table:table-cell>
          <table:table-cell office:value-type="float" office:value="8395310" calcext:value-type="float">
            <text:p>8395310</text:p>
          </table:table-cell>
          <table:table-cell office:value-type="float" office:value="216532" calcext:value-type="float">
            <text:p>216532</text:p>
          </table:table-cell>
          <table:table-cell office:value-type="float" office:value="205646" calcext:value-type="float">
            <text:p>205646</text:p>
          </table:table-cell>
          <table:table-cell table:number-columns-repeated="6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407950" calcext:value-type="float">
            <text:p>17407950</text:p>
          </table:table-cell>
          <table:table-cell office:value-type="float" office:value="8735533" calcext:value-type="float">
            <text:p>8735533</text:p>
          </table:table-cell>
          <table:table-cell office:value-type="float" office:value="221766" calcext:value-type="float">
            <text:p>221766</text:p>
          </table:table-cell>
          <table:table-cell office:value-type="float" office:value="208224" calcext:value-type="float">
            <text:p>208224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003000" calcext:value-type="float">
            <text:p>18003000</text:p>
          </table:table-cell>
          <table:table-cell office:value-type="float" office:value="8989225" calcext:value-type="float">
            <text:p>8989225</text:p>
          </table:table-cell>
          <table:table-cell office:value-type="float" office:value="228544" calcext:value-type="float">
            <text:p>228544</text:p>
          </table:table-cell>
          <table:table-cell office:value-type="float" office:value="210435" calcext:value-type="float">
            <text:p>210435</text:p>
          </table:table-cell>
          <table:table-cell table:number-columns-repeated="6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8608050" calcext:value-type="float">
            <text:p>18608050</text:p>
          </table:table-cell>
          <table:table-cell office:value-type="float" office:value="9306942" calcext:value-type="float">
            <text:p>9306942</text:p>
          </table:table-cell>
          <table:table-cell office:value-type="float" office:value="232511" calcext:value-type="float">
            <text:p>232511</text:p>
          </table:table-cell>
          <table:table-cell office:value-type="float" office:value="213867" calcext:value-type="float">
            <text:p>213867</text:p>
          </table:table-cell>
          <table:table-cell table:number-columns-repeated="6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9223100" calcext:value-type="float">
            <text:p>19223100</text:p>
          </table:table-cell>
          <table:table-cell office:value-type="float" office:value="9620721" calcext:value-type="float">
            <text:p>9620721</text:p>
          </table:table-cell>
          <table:table-cell office:value-type="float" office:value="237838" calcext:value-type="float">
            <text:p>237838</text:p>
          </table:table-cell>
          <table:table-cell office:value-type="float" office:value="224784" calcext:value-type="float">
            <text:p>224784</text:p>
          </table:table-cell>
          <table:table-cell table:number-columns-repeated="6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9848150" calcext:value-type="float">
            <text:p>19848150</text:p>
          </table:table-cell>
          <table:table-cell office:value-type="float" office:value="9918636" calcext:value-type="float">
            <text:p>9918636</text:p>
          </table:table-cell>
          <table:table-cell office:value-type="float" office:value="242141" calcext:value-type="float">
            <text:p>242141</text:p>
          </table:table-cell>
          <table:table-cell office:value-type="float" office:value="226251" calcext:value-type="float">
            <text:p>226251</text:p>
          </table:table-cell>
          <table:table-cell table:number-columns-repeated="6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0483200" calcext:value-type="float">
            <text:p>20483200</text:p>
          </table:table-cell>
          <table:table-cell office:value-type="float" office:value="10240692" calcext:value-type="float">
            <text:p>10240692</text:p>
          </table:table-cell>
          <table:table-cell office:value-type="float" office:value="241374" calcext:value-type="float">
            <text:p>241374</text:p>
          </table:table-cell>
          <table:table-cell office:value-type="float" office:value="232008" calcext:value-type="float">
            <text:p>232008</text:p>
          </table:table-cell>
          <table:table-cell table:number-columns-repeated="6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1128250" calcext:value-type="float">
            <text:p>21128250</text:p>
          </table:table-cell>
          <table:table-cell office:value-type="float" office:value="10575797" calcext:value-type="float">
            <text:p>10575797</text:p>
          </table:table-cell>
          <table:table-cell office:value-type="float" office:value="250194" calcext:value-type="float">
            <text:p>250194</text:p>
          </table:table-cell>
          <table:table-cell office:value-type="float" office:value="231656" calcext:value-type="float">
            <text:p>231656</text:p>
          </table:table-cell>
          <table:table-cell table:number-columns-repeated="6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1783300" calcext:value-type="float">
            <text:p>21783300</text:p>
          </table:table-cell>
          <table:table-cell office:value-type="float" office:value="10883853" calcext:value-type="float">
            <text:p>10883853</text:p>
          </table:table-cell>
          <table:table-cell office:value-type="float" office:value="253652" calcext:value-type="float">
            <text:p>253652</text:p>
          </table:table-cell>
          <table:table-cell office:value-type="float" office:value="235248" calcext:value-type="float">
            <text:p>235248</text:p>
          </table:table-cell>
          <table:table-cell table:number-columns-repeated="6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2448350" calcext:value-type="float">
            <text:p>22448350</text:p>
          </table:table-cell>
          <table:table-cell office:value-type="float" office:value="11223468" calcext:value-type="float">
            <text:p>11223468</text:p>
          </table:table-cell>
          <table:table-cell office:value-type="float" office:value="257516" calcext:value-type="float">
            <text:p>257516</text:p>
          </table:table-cell>
          <table:table-cell office:value-type="float" office:value="239658" calcext:value-type="float">
            <text:p>239658</text:p>
          </table:table-cell>
          <table:table-cell table:number-columns-repeated="6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3123400" calcext:value-type="float">
            <text:p>23123400</text:p>
          </table:table-cell>
          <table:table-cell office:value-type="float" office:value="11593563" calcext:value-type="float">
            <text:p>11593563</text:p>
          </table:table-cell>
          <table:table-cell office:value-type="float" office:value="262785" calcext:value-type="float">
            <text:p>262785</text:p>
          </table:table-cell>
          <table:table-cell office:value-type="float" office:value="242888" calcext:value-type="float">
            <text:p>242888</text:p>
          </table:table-cell>
          <table:table-cell table:number-columns-repeated="6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3808450" calcext:value-type="float">
            <text:p>23808450</text:p>
          </table:table-cell>
          <table:table-cell office:value-type="float" office:value="11908343" calcext:value-type="float">
            <text:p>11908343</text:p>
          </table:table-cell>
          <table:table-cell office:value-type="float" office:value="266187" calcext:value-type="float">
            <text:p>266187</text:p>
          </table:table-cell>
          <table:table-cell office:value-type="float" office:value="243958" calcext:value-type="float">
            <text:p>243958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503500" calcext:value-type="float">
            <text:p>24503500</text:p>
          </table:table-cell>
          <table:table-cell office:value-type="float" office:value="12265000" calcext:value-type="float">
            <text:p>12265000</text:p>
          </table:table-cell>
          <table:table-cell office:value-type="float" office:value="270554" calcext:value-type="float">
            <text:p>270554</text:p>
          </table:table-cell>
          <table:table-cell office:value-type="float" office:value="248450" calcext:value-type="float">
            <text:p>248450</text:p>
          </table:table-cell>
          <table:table-cell table:number-columns-repeated="6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5208550" calcext:value-type="float">
            <text:p>25208550</text:p>
          </table:table-cell>
          <table:table-cell office:value-type="float" office:value="12609792" calcext:value-type="float">
            <text:p>12609792</text:p>
          </table:table-cell>
          <table:table-cell office:value-type="float" office:value="274515" calcext:value-type="float">
            <text:p>274515</text:p>
          </table:table-cell>
          <table:table-cell office:value-type="float" office:value="250479" calcext:value-type="float">
            <text:p>250479</text:p>
          </table:table-cell>
          <table:table-cell table:number-columns-repeated="6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5923600" calcext:value-type="float">
            <text:p>25923600</text:p>
          </table:table-cell>
          <table:table-cell office:value-type="float" office:value="12975082" calcext:value-type="float">
            <text:p>12975082</text:p>
          </table:table-cell>
          <table:table-cell office:value-type="float" office:value="276970" calcext:value-type="float">
            <text:p>276970</text:p>
          </table:table-cell>
          <table:table-cell office:value-type="float" office:value="258670" calcext:value-type="float">
            <text:p>258670</text:p>
          </table:table-cell>
          <table:table-cell table:number-columns-repeated="6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6648650" calcext:value-type="float">
            <text:p>26648650</text:p>
          </table:table-cell>
          <table:table-cell office:value-type="float" office:value="13336049" calcext:value-type="float">
            <text:p>13336049</text:p>
          </table:table-cell>
          <table:table-cell office:value-type="float" office:value="282025" calcext:value-type="float">
            <text:p>282025</text:p>
          </table:table-cell>
          <table:table-cell office:value-type="float" office:value="260656" calcext:value-type="float">
            <text:p>260656</text:p>
          </table:table-cell>
          <table:table-cell table:number-columns-repeated="6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7383700" calcext:value-type="float">
            <text:p>27383700</text:p>
          </table:table-cell>
          <table:table-cell office:value-type="float" office:value="13689049" calcext:value-type="float">
            <text:p>13689049</text:p>
          </table:table-cell>
          <table:table-cell office:value-type="float" office:value="291542" calcext:value-type="float">
            <text:p>291542</text:p>
          </table:table-cell>
          <table:table-cell office:value-type="float" office:value="262579" calcext:value-type="float">
            <text:p>262579</text:p>
          </table:table-cell>
          <table:table-cell table:number-columns-repeated="6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8128750" calcext:value-type="float">
            <text:p>28128750</text:p>
          </table:table-cell>
          <table:table-cell office:value-type="float" office:value="14045554" calcext:value-type="float">
            <text:p>14045554</text:p>
          </table:table-cell>
          <table:table-cell office:value-type="float" office:value="296644" calcext:value-type="float">
            <text:p>296644</text:p>
          </table:table-cell>
          <table:table-cell office:value-type="float" office:value="265193" calcext:value-type="float">
            <text:p>265193</text:p>
          </table:table-cell>
          <table:table-cell table:number-columns-repeated="6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8883800" calcext:value-type="float">
            <text:p>28883800</text:p>
          </table:table-cell>
          <table:table-cell office:value-type="float" office:value="14449742" calcext:value-type="float">
            <text:p>14449742</text:p>
          </table:table-cell>
          <table:table-cell office:value-type="float" office:value="299922" calcext:value-type="float">
            <text:p>299922</text:p>
          </table:table-cell>
          <table:table-cell office:value-type="float" office:value="268849" calcext:value-type="float">
            <text:p>268849</text:p>
          </table:table-cell>
          <table:table-cell table:number-columns-repeated="6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9648850" calcext:value-type="float">
            <text:p>29648850</text:p>
          </table:table-cell>
          <table:table-cell office:value-type="float" office:value="14810468" calcext:value-type="float">
            <text:p>14810468</text:p>
          </table:table-cell>
          <table:table-cell office:value-type="float" office:value="304158" calcext:value-type="float">
            <text:p>304158</text:p>
          </table:table-cell>
          <table:table-cell office:value-type="float" office:value="273424" calcext:value-type="float">
            <text:p>273424</text:p>
          </table:table-cell>
          <table:table-cell table:number-columns-repeated="6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0423900" calcext:value-type="float">
            <text:p>30423900</text:p>
          </table:table-cell>
          <table:table-cell office:value-type="float" office:value="15216041" calcext:value-type="float">
            <text:p>15216041</text:p>
          </table:table-cell>
          <table:table-cell office:value-type="float" office:value="307323" calcext:value-type="float">
            <text:p>307323</text:p>
          </table:table-cell>
          <table:table-cell office:value-type="float" office:value="275740" calcext:value-type="float">
            <text:p>275740</text:p>
          </table:table-cell>
          <table:table-cell table:number-columns-repeated="6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1208950" calcext:value-type="float">
            <text:p>31208950</text:p>
          </table:table-cell>
          <table:table-cell office:value-type="float" office:value="15631017" calcext:value-type="float">
            <text:p>15631017</text:p>
          </table:table-cell>
          <table:table-cell office:value-type="float" office:value="312321" calcext:value-type="float">
            <text:p>312321</text:p>
          </table:table-cell>
          <table:table-cell office:value-type="float" office:value="277687" calcext:value-type="float">
            <text:p>277687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004000" calcext:value-type="float">
            <text:p>32004000</text:p>
          </table:table-cell>
          <table:table-cell office:value-type="float" office:value="16003804" calcext:value-type="float">
            <text:p>16003804</text:p>
          </table:table-cell>
          <table:table-cell office:value-type="float" office:value="311740" calcext:value-type="float">
            <text:p>311740</text:p>
          </table:table-cell>
          <table:table-cell office:value-type="float" office:value="282130" calcext:value-type="float">
            <text:p>282130</text:p>
          </table:table-cell>
          <table:table-cell table:number-columns-repeated="6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2809050" calcext:value-type="float">
            <text:p>32809050</text:p>
          </table:table-cell>
          <table:table-cell office:value-type="float" office:value="16382007" calcext:value-type="float">
            <text:p>16382007</text:p>
          </table:table-cell>
          <table:table-cell office:value-type="float" office:value="320839" calcext:value-type="float">
            <text:p>320839</text:p>
          </table:table-cell>
          <table:table-cell office:value-type="float" office:value="283942" calcext:value-type="float">
            <text:p>283942</text:p>
          </table:table-cell>
          <table:table-cell table:number-columns-repeated="6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3624100" calcext:value-type="float">
            <text:p>33624100</text:p>
          </table:table-cell>
          <table:table-cell office:value-type="float" office:value="16811473" calcext:value-type="float">
            <text:p>16811473</text:p>
          </table:table-cell>
          <table:table-cell office:value-type="float" office:value="325066" calcext:value-type="float">
            <text:p>325066</text:p>
          </table:table-cell>
          <table:table-cell office:value-type="float" office:value="329292" calcext:value-type="float">
            <text:p>329292</text:p>
          </table:table-cell>
          <table:table-cell table:number-columns-repeated="6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4449150" calcext:value-type="float">
            <text:p>34449150</text:p>
          </table:table-cell>
          <table:table-cell office:value-type="float" office:value="17227677" calcext:value-type="float">
            <text:p>17227677</text:p>
          </table:table-cell>
          <table:table-cell office:value-type="float" office:value="329057" calcext:value-type="float">
            <text:p>329057</text:p>
          </table:table-cell>
          <table:table-cell office:value-type="float" office:value="329081" calcext:value-type="float">
            <text:p>329081</text:p>
          </table:table-cell>
          <table:table-cell table:number-columns-repeated="6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5284200" calcext:value-type="float">
            <text:p>35284200</text:p>
          </table:table-cell>
          <table:table-cell office:value-type="float" office:value="17639414" calcext:value-type="float">
            <text:p>17639414</text:p>
          </table:table-cell>
          <table:table-cell office:value-type="float" office:value="333330" calcext:value-type="float">
            <text:p>333330</text:p>
          </table:table-cell>
          <table:table-cell office:value-type="float" office:value="331471" calcext:value-type="float">
            <text:p>331471</text:p>
          </table:table-cell>
          <table:table-cell table:number-columns-repeated="6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6129250" calcext:value-type="float">
            <text:p>36129250</text:p>
          </table:table-cell>
          <table:table-cell office:value-type="float" office:value="18079989" calcext:value-type="float">
            <text:p>18079989</text:p>
          </table:table-cell>
          <table:table-cell office:value-type="float" office:value="338215" calcext:value-type="float">
            <text:p>338215</text:p>
          </table:table-cell>
          <table:table-cell office:value-type="float" office:value="333153" calcext:value-type="float">
            <text:p>333153</text:p>
          </table:table-cell>
          <table:table-cell table:number-columns-repeated="6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6984300" calcext:value-type="float">
            <text:p>36984300</text:p>
          </table:table-cell>
          <table:table-cell office:value-type="float" office:value="18467468" calcext:value-type="float">
            <text:p>18467468</text:p>
          </table:table-cell>
          <table:table-cell office:value-type="float" office:value="341403" calcext:value-type="float">
            <text:p>341403</text:p>
          </table:table-cell>
          <table:table-cell office:value-type="float" office:value="337409" calcext:value-type="float">
            <text:p>337409</text:p>
          </table:table-cell>
          <table:table-cell table:number-columns-repeated="6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7849350" calcext:value-type="float">
            <text:p>37849350</text:p>
          </table:table-cell>
          <table:table-cell office:value-type="float" office:value="18939277" calcext:value-type="float">
            <text:p>18939277</text:p>
          </table:table-cell>
          <table:table-cell office:value-type="float" office:value="346033" calcext:value-type="float">
            <text:p>346033</text:p>
          </table:table-cell>
          <table:table-cell office:value-type="float" office:value="341879" calcext:value-type="float">
            <text:p>341879</text:p>
          </table:table-cell>
          <table:table-cell table:number-columns-repeated="6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8724400" calcext:value-type="float">
            <text:p>38724400</text:p>
          </table:table-cell>
          <table:table-cell office:value-type="float" office:value="19370113" calcext:value-type="float">
            <text:p>19370113</text:p>
          </table:table-cell>
          <table:table-cell office:value-type="float" office:value="350108" calcext:value-type="float">
            <text:p>350108</text:p>
          </table:table-cell>
          <table:table-cell office:value-type="float" office:value="345392" calcext:value-type="float">
            <text:p>345392</text:p>
          </table:table-cell>
          <table:table-cell table:number-columns-repeated="6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9609450" calcext:value-type="float">
            <text:p>39609450</text:p>
          </table:table-cell>
          <table:table-cell office:value-type="float" office:value="19819439" calcext:value-type="float">
            <text:p>19819439</text:p>
          </table:table-cell>
          <table:table-cell office:value-type="float" office:value="352690" calcext:value-type="float">
            <text:p>352690</text:p>
          </table:table-cell>
          <table:table-cell office:value-type="float" office:value="345201" calcext:value-type="float">
            <text:p>345201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504500" calcext:value-type="float">
            <text:p>40504500</text:p>
          </table:table-cell>
          <table:table-cell office:value-type="float" office:value="20241456" calcext:value-type="float">
            <text:p>20241456</text:p>
          </table:table-cell>
          <table:table-cell office:value-type="float" office:value="357809" calcext:value-type="float">
            <text:p>357809</text:p>
          </table:table-cell>
          <table:table-cell office:value-type="float" office:value="351236" calcext:value-type="float">
            <text:p>351236</text:p>
          </table:table-cell>
          <table:table-cell table:number-columns-repeated="6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1409550" calcext:value-type="float">
            <text:p>41409550</text:p>
          </table:table-cell>
          <table:table-cell office:value-type="float" office:value="20662374" calcext:value-type="float">
            <text:p>20662374</text:p>
          </table:table-cell>
          <table:table-cell office:value-type="float" office:value="361841" calcext:value-type="float">
            <text:p>361841</text:p>
          </table:table-cell>
          <table:table-cell office:value-type="float" office:value="354064" calcext:value-type="float">
            <text:p>354064</text:p>
          </table:table-cell>
          <table:table-cell table:number-columns-repeated="6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2324600" calcext:value-type="float">
            <text:p>42324600</text:p>
          </table:table-cell>
          <table:table-cell office:value-type="float" office:value="21186255" calcext:value-type="float">
            <text:p>21186255</text:p>
          </table:table-cell>
          <table:table-cell office:value-type="float" office:value="367142" calcext:value-type="float">
            <text:p>367142</text:p>
          </table:table-cell>
          <table:table-cell office:value-type="float" office:value="359206" calcext:value-type="float">
            <text:p>359206</text:p>
          </table:table-cell>
          <table:table-cell table:number-columns-repeated="6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3249650" calcext:value-type="float">
            <text:p>43249650</text:p>
          </table:table-cell>
          <table:table-cell office:value-type="float" office:value="21618908" calcext:value-type="float">
            <text:p>21618908</text:p>
          </table:table-cell>
          <table:table-cell office:value-type="float" office:value="378468" calcext:value-type="float">
            <text:p>378468</text:p>
          </table:table-cell>
          <table:table-cell office:value-type="float" office:value="363363" calcext:value-type="float">
            <text:p>363363</text:p>
          </table:table-cell>
          <table:table-cell table:number-columns-repeated="6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4184700" calcext:value-type="float">
            <text:p>44184700</text:p>
          </table:table-cell>
          <table:table-cell office:value-type="float" office:value="22082623" calcext:value-type="float">
            <text:p>22082623</text:p>
          </table:table-cell>
          <table:table-cell office:value-type="float" office:value="383107" calcext:value-type="float">
            <text:p>383107</text:p>
          </table:table-cell>
          <table:table-cell office:value-type="float" office:value="365947" calcext:value-type="float">
            <text:p>365947</text:p>
          </table:table-cell>
          <table:table-cell table:number-columns-repeated="6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5129750" calcext:value-type="float">
            <text:p>45129750</text:p>
          </table:table-cell>
          <table:table-cell office:value-type="float" office:value="22569542" calcext:value-type="float">
            <text:p>22569542</text:p>
          </table:table-cell>
          <table:table-cell office:value-type="float" office:value="386244" calcext:value-type="float">
            <text:p>386244</text:p>
          </table:table-cell>
          <table:table-cell office:value-type="float" office:value="369452" calcext:value-type="float">
            <text:p>369452</text:p>
          </table:table-cell>
          <table:table-cell table:number-columns-repeated="6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6084800" calcext:value-type="float">
            <text:p>46084800</text:p>
          </table:table-cell>
          <table:table-cell office:value-type="float" office:value="23036315" calcext:value-type="float">
            <text:p>23036315</text:p>
          </table:table-cell>
          <table:table-cell office:value-type="float" office:value="391806" calcext:value-type="float">
            <text:p>391806</text:p>
          </table:table-cell>
          <table:table-cell office:value-type="float" office:value="376191" calcext:value-type="float">
            <text:p>376191</text:p>
          </table:table-cell>
          <table:table-cell table:number-columns-repeated="6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7049850" calcext:value-type="float">
            <text:p>47049850</text:p>
          </table:table-cell>
          <table:table-cell office:value-type="float" office:value="23544596" calcext:value-type="float">
            <text:p>23544596</text:p>
          </table:table-cell>
          <table:table-cell office:value-type="float" office:value="396670" calcext:value-type="float">
            <text:p>396670</text:p>
          </table:table-cell>
          <table:table-cell office:value-type="float" office:value="374772" calcext:value-type="float">
            <text:p>374772</text:p>
          </table:table-cell>
          <table:table-cell table:number-columns-repeated="6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024900" calcext:value-type="float">
            <text:p>48024900</text:p>
          </table:table-cell>
          <table:table-cell office:value-type="float" office:value="24041766" calcext:value-type="float">
            <text:p>24041766</text:p>
          </table:table-cell>
          <table:table-cell office:value-type="float" office:value="398379" calcext:value-type="float">
            <text:p>398379</text:p>
          </table:table-cell>
          <table:table-cell office:value-type="float" office:value="379601" calcext:value-type="float">
            <text:p>379601</text:p>
          </table:table-cell>
          <table:table-cell table:number-columns-repeated="6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9009950" calcext:value-type="float">
            <text:p>49009950</text:p>
          </table:table-cell>
          <table:table-cell office:value-type="float" office:value="24506283" calcext:value-type="float">
            <text:p>24506283</text:p>
          </table:table-cell>
          <table:table-cell office:value-type="float" office:value="397527" calcext:value-type="float">
            <text:p>397527</text:p>
          </table:table-cell>
          <table:table-cell office:value-type="float" office:value="379900" calcext:value-type="float">
            <text:p>379900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05000" calcext:value-type="float">
            <text:p>50005000</text:p>
          </table:table-cell>
          <table:table-cell office:value-type="float" office:value="25016169" calcext:value-type="float">
            <text:p>25016169</text:p>
          </table:table-cell>
          <table:table-cell office:value-type="float" office:value="408190" calcext:value-type="float">
            <text:p>408190</text:p>
          </table:table-cell>
          <table:table-cell office:value-type="float" office:value="385350" calcext:value-type="float">
            <text:p>3853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 style:data-style-name="N2" text:time-value="07:56:02.92176945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08:07:34.866394967</dc:date>
    <meta:editing-duration>PT37M37S</meta:editing-duration>
    <meta:editing-cycles>6</meta:editing-cycles>
    <meta:generator>LibreOffice/7.5.3.2$Linux_X86_64 LibreOffice_project/50$Build-2</meta:generator>
    <meta:document-statistic meta:table-count="2" meta:cell-count="1300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57cm" svg:height="12.669cm" xlink:href=".." xlink:type="simple" chart:class="chart:scatter" chart:style-name="ch1">
        <chart:title svg:x="8.763cm" svg:y="0.447cm" chart:style-name="ch2">
          <text:p>Выбором</text:p>
        </chart:title>
        <chart:plot-area chart:style-name="ch3" table:cell-range-address="'data-1'.A1:'data-1'.B100" svg:x="1.412cm" svg:y="1.421cm" svg:width="18.244cm" svg:height="10.014cm">
          <chart:coordinate-region svg:x="3.145cm" svg:y="1.62cm" svg:width="16.046cm" svg:height="9.168cm"/>
          <chart:axis chart:dimension="x" chart:name="primary-x" chart:style-name="ch4">
            <chart:title svg:x="9.246cm" svg:y="11.688cm" chart:style-name="ch5">
              <text:p>Размер массива</text:p>
            </chart:title>
          </chart:axis>
          <chart:axis chart:dimension="y" chart:name="primary-y" chart:style-name="ch6">
            <chart:title svg:x="0.451cm" svg:y="8.509cm" chart:style-name="ch7">
              <text:p>Сравнения и перестановки</text:p>
            </chart:title>
            <chart:grid chart:style-name="ch8" chart:class="major"/>
          </chart:axis>
          <chart:series chart:style-name="ch9" chart:values-cell-range-address="'data-1'.B1:'data-1'.B100" chart:class="chart:scatter">
            <chart:domain table:cell-range-address="'data-1'.A1:'data-1'.A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36cm" svg:height="14.73cm" xlink:href=".." xlink:type="simple" chart:class="chart:scatter" chart:style-name="ch1">
        <chart:title svg:x="7.694cm" svg:y="0.43cm" chart:style-name="ch2">
          <text:p>Вставкой со стор. элементом 1</text:p>
        </chart:title>
        <chart:plot-area chart:style-name="ch3" table:cell-range-address="'data-1'.D1:'data-1'.E100" svg:x="1.451cm" svg:y="1.503cm" svg:width="20.145cm" svg:height="11.952cm">
          <chart:coordinate-region svg:x="3.184cm" svg:y="1.702cm" svg:width="17.947cm" svg:height="11.106cm"/>
          <chart:axis chart:dimension="x" chart:name="primary-x" chart:style-name="ch4">
            <chart:title svg:x="10.235cm" svg:y="13.749cm" chart:style-name="ch5">
              <text:p>Размер массива</text:p>
            </chart:title>
          </chart:axis>
          <chart:axis chart:dimension="y" chart:name="primary-y" chart:style-name="ch4">
            <chart:title svg:x="0.451cm" svg:y="9.56cm" chart:style-name="ch6">
              <text:p>Сравнения и перестановки</text:p>
            </chart:title>
            <chart:grid chart:style-name="ch7" chart:class="major"/>
          </chart:axis>
          <chart:series chart:style-name="ch8" chart:values-cell-range-address="'data-1'.E1:'data-1'.E100" chart:class="chart:scatter">
            <chart:domain table:cell-range-address="'data-1'.D1:'data-1'.D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D1:'data-1'.D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2367">
                <text:p>62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90109">
                <text:p>9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0879">
                <text:p>160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51375">
                <text:p>251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01889">
                <text:p>30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60598">
                <text:p>360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22714">
                <text:p>422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89020">
                <text:p>489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564135">
                <text:p>564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639325">
                <text:p>639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724932">
                <text:p>7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808003">
                <text:p>808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01756">
                <text:p>901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007774">
                <text:p>100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102177">
                <text:p>1102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213642">
                <text:p>1213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324437">
                <text:p>1324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437875">
                <text:p>1437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560356">
                <text:p>1560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690086">
                <text:p>169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822698">
                <text:p>1822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964886">
                <text:p>1964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05114">
                <text:p>2105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248305">
                <text:p>2248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397655">
                <text:p>2397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554299">
                <text:p>2554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725755">
                <text:p>272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889324">
                <text:p>2889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067847">
                <text:p>3067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237976">
                <text:p>323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421196">
                <text:p>342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3609558">
                <text:p>360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3802812">
                <text:p>3802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005775">
                <text:p>400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4200184">
                <text:p>4200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4402134">
                <text:p>440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4625360">
                <text:p>4625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4828018">
                <text:p>4828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62225">
                <text:p>506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5291396">
                <text:p>529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523385">
                <text:p>5523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5747683">
                <text:p>5747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6017253">
                <text:p>6017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247342">
                <text:p>6247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6503114">
                <text:p>6503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6768969">
                <text:p>6768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7025996">
                <text:p>702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7291700">
                <text:p>7291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7571377">
                <text:p>7571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846836">
                <text:p>784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8122975">
                <text:p>812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8395310">
                <text:p>8395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8735533">
                <text:p>8735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8989225">
                <text:p>898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9306942">
                <text:p>9306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9620721">
                <text:p>9620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9918636">
                <text:p>991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0240692">
                <text:p>10240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0575797">
                <text:p>105757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0883853">
                <text:p>10883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1223468">
                <text:p>1122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1593563">
                <text:p>11593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1908343">
                <text:p>11908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2265000">
                <text:p>12265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2609792">
                <text:p>12609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2975082">
                <text:p>12975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3336049">
                <text:p>1333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3689049">
                <text:p>13689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4045554">
                <text:p>14045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4449742">
                <text:p>14449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4810468">
                <text:p>14810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5216041">
                <text:p>15216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5631017">
                <text:p>15631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6003804">
                <text:p>1600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6382007">
                <text:p>16382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6811473">
                <text:p>16811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7227677">
                <text:p>17227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7639414">
                <text:p>1763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8079989">
                <text:p>1807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8467468">
                <text:p>18467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8939277">
                <text:p>1893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9370113">
                <text:p>19370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9819439">
                <text:p>19819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0241456">
                <text:p>2024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0662374">
                <text:p>2066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1186255">
                <text:p>2118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1618908">
                <text:p>21618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2082623">
                <text:p>2208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2569542">
                <text:p>22569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3036315">
                <text:p>23036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23544596">
                <text:p>23544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24041766">
                <text:p>24041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24506283">
                <text:p>24506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25016169">
                <text:p>25016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58cm" svg:height="13.353cm" xlink:href=".." xlink:type="simple" chart:class="chart:scatter" chart:style-name="ch1">
        <chart:title svg:x="8.955cm" svg:y="0.403cm" chart:style-name="ch2">
          <text:p>Сортировки</text:p>
        </chart:title>
        <chart:legend chart:legend-position="end" svg:x="17.685cm" svg:y="6.128cm" style:legend-expansion="high" chart:style-name="ch3"/>
        <chart:plot-area chart:style-name="ch4" table:cell-range-address="'data-1'.A1:'data-1'.B100 'data-1'.E1:'data-1'.E100" chart:data-source-has-labels="row" svg:x="1.42cm" svg:y="1.449cm" svg:width="15.856cm" svg:height="10.656cm">
          <chart:coordinate-region svg:x="3.153cm" svg:y="1.648cm" svg:width="13.658cm" svg:height="9.81cm"/>
          <chart:axis chart:dimension="x" chart:name="primary-x" chart:style-name="ch5">
            <chart:title svg:x="8.06cm" svg:y="12.372cm" chart:style-name="ch6">
              <text:p>Размер массива</text:p>
            </chart:title>
          </chart:axis>
          <chart:axis chart:dimension="y" chart:name="primary-y" chart:style-name="ch7">
            <chart:title svg:x="0.451cm" svg:y="8.858cm" chart:style-name="ch8">
              <text:p>Сравнения и перестановки</text:p>
            </chart:title>
            <chart:grid chart:style-name="ch9" chart:class="major"/>
          </chart:axis>
          <chart:series chart:style-name="ch10" chart:values-cell-range-address="'data-1'.B1:'data-1'.B100" loext:label-string="выбором" chart:class="chart:scatter">
            <chart:domain table:cell-range-address="'data-1'.A1:'data-1'.A100"/>
            <chart:data-point chart:repeated="100"/>
          </chart:series>
          <chart:series chart:style-name="ch11" chart:values-cell-range-address="'data-1'.E1:'data-1'.E100" loext:label-string="вставкой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ыбором</text:p>
              </table:table-cell>
              <table:table-cell office:value-type="string">
                <text:p>вставко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  <table:table-cell office:value-type="float" office:value="62367">
                <text:p>62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  <table:table-cell office:value-type="float" office:value="90109">
                <text:p>90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  <table:table-cell office:value-type="float" office:value="123089">
                <text:p>12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  <table:table-cell office:value-type="float" office:value="160879">
                <text:p>160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  <table:table-cell office:value-type="float" office:value="251375">
                <text:p>251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  <table:table-cell office:value-type="float" office:value="301889">
                <text:p>30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  <table:table-cell office:value-type="float" office:value="360598">
                <text:p>360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  <table:table-cell office:value-type="float" office:value="422714">
                <text:p>422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  <table:table-cell office:value-type="float" office:value="489020">
                <text:p>4890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  <table:table-cell office:value-type="float" office:value="564135">
                <text:p>564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  <table:table-cell office:value-type="float" office:value="639325">
                <text:p>639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  <table:table-cell office:value-type="float" office:value="724932">
                <text:p>724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  <table:table-cell office:value-type="float" office:value="808003">
                <text:p>808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  <table:table-cell office:value-type="float" office:value="901756">
                <text:p>901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  <table:table-cell office:value-type="float" office:value="1007774">
                <text:p>1007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  <table:table-cell office:value-type="float" office:value="1102177">
                <text:p>11021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  <table:table-cell office:value-type="float" office:value="1213642">
                <text:p>1213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  <table:table-cell office:value-type="float" office:value="1324437">
                <text:p>1324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  <table:table-cell office:value-type="float" office:value="1437875">
                <text:p>1437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  <table:table-cell office:value-type="float" office:value="1560356">
                <text:p>1560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  <table:table-cell office:value-type="float" office:value="1690086">
                <text:p>1690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  <table:table-cell office:value-type="float" office:value="1822698">
                <text:p>1822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  <table:table-cell office:value-type="float" office:value="1964886">
                <text:p>19648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  <table:table-cell office:value-type="float" office:value="2105114">
                <text:p>2105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  <table:table-cell office:value-type="float" office:value="2248305">
                <text:p>2248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  <table:table-cell office:value-type="float" office:value="2397655">
                <text:p>23976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  <table:table-cell office:value-type="float" office:value="2554299">
                <text:p>2554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  <table:table-cell office:value-type="float" office:value="2725755">
                <text:p>2725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  <table:table-cell office:value-type="float" office:value="2889324">
                <text:p>2889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  <table:table-cell office:value-type="float" office:value="3067847">
                <text:p>3067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  <table:table-cell office:value-type="float" office:value="3237976">
                <text:p>3237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  <table:table-cell office:value-type="float" office:value="3421196">
                <text:p>3421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  <table:table-cell office:value-type="float" office:value="3609558">
                <text:p>3609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  <table:table-cell office:value-type="float" office:value="3802812">
                <text:p>3802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  <table:table-cell office:value-type="float" office:value="4005775">
                <text:p>400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  <table:table-cell office:value-type="float" office:value="4200184">
                <text:p>4200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  <table:table-cell office:value-type="float" office:value="4402134">
                <text:p>4402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  <table:table-cell office:value-type="float" office:value="4625360">
                <text:p>4625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  <table:table-cell office:value-type="float" office:value="4828018">
                <text:p>4828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  <table:table-cell office:value-type="float" office:value="5062225">
                <text:p>50622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  <table:table-cell office:value-type="float" office:value="5291396">
                <text:p>5291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  <table:table-cell office:value-type="float" office:value="5523385">
                <text:p>5523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  <table:table-cell office:value-type="float" office:value="5747683">
                <text:p>57476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  <table:table-cell office:value-type="float" office:value="6017253">
                <text:p>6017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  <table:table-cell office:value-type="float" office:value="6247342">
                <text:p>6247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  <table:table-cell office:value-type="float" office:value="6503114">
                <text:p>65031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  <table:table-cell office:value-type="float" office:value="6768969">
                <text:p>67689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  <table:table-cell office:value-type="float" office:value="7025996">
                <text:p>702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  <table:table-cell office:value-type="float" office:value="7291700">
                <text:p>7291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  <table:table-cell office:value-type="float" office:value="7571377">
                <text:p>7571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  <table:table-cell office:value-type="float" office:value="7846836">
                <text:p>7846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  <table:table-cell office:value-type="float" office:value="8122975">
                <text:p>8122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  <table:table-cell office:value-type="float" office:value="8395310">
                <text:p>83953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  <table:table-cell office:value-type="float" office:value="8735533">
                <text:p>8735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  <table:table-cell office:value-type="float" office:value="8989225">
                <text:p>8989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  <table:table-cell office:value-type="float" office:value="9306942">
                <text:p>93069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  <table:table-cell office:value-type="float" office:value="9620721">
                <text:p>9620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  <table:table-cell office:value-type="float" office:value="9918636">
                <text:p>991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  <table:table-cell office:value-type="float" office:value="10240692">
                <text:p>10240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  <table:table-cell office:value-type="float" office:value="10575797">
                <text:p>105757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  <table:table-cell office:value-type="float" office:value="10883853">
                <text:p>108838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  <table:table-cell office:value-type="float" office:value="11223468">
                <text:p>11223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  <table:table-cell office:value-type="float" office:value="11593563">
                <text:p>11593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  <table:table-cell office:value-type="float" office:value="11908343">
                <text:p>119083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  <table:table-cell office:value-type="float" office:value="12265000">
                <text:p>12265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  <table:table-cell office:value-type="float" office:value="12609792">
                <text:p>126097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  <table:table-cell office:value-type="float" office:value="12975082">
                <text:p>129750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  <table:table-cell office:value-type="float" office:value="13336049">
                <text:p>133360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  <table:table-cell office:value-type="float" office:value="13689049">
                <text:p>136890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  <table:table-cell office:value-type="float" office:value="14045554">
                <text:p>14045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  <table:table-cell office:value-type="float" office:value="14449742">
                <text:p>14449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  <table:table-cell office:value-type="float" office:value="14810468">
                <text:p>14810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  <table:table-cell office:value-type="float" office:value="15216041">
                <text:p>15216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  <table:table-cell office:value-type="float" office:value="15631017">
                <text:p>15631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  <table:table-cell office:value-type="float" office:value="16003804">
                <text:p>160038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  <table:table-cell office:value-type="float" office:value="16382007">
                <text:p>163820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  <table:table-cell office:value-type="float" office:value="16811473">
                <text:p>168114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  <table:table-cell office:value-type="float" office:value="17227677">
                <text:p>172276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  <table:table-cell office:value-type="float" office:value="17639414">
                <text:p>176394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  <table:table-cell office:value-type="float" office:value="18079989">
                <text:p>18079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  <table:table-cell office:value-type="float" office:value="18467468">
                <text:p>18467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  <table:table-cell office:value-type="float" office:value="18939277">
                <text:p>18939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  <table:table-cell office:value-type="float" office:value="19370113">
                <text:p>193701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  <table:table-cell office:value-type="float" office:value="19819439">
                <text:p>19819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  <table:table-cell office:value-type="float" office:value="20241456">
                <text:p>2024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  <table:table-cell office:value-type="float" office:value="20662374">
                <text:p>206623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  <table:table-cell office:value-type="float" office:value="21186255">
                <text:p>21186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  <table:table-cell office:value-type="float" office:value="21618908">
                <text:p>21618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  <table:table-cell office:value-type="float" office:value="22082623">
                <text:p>220826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  <table:table-cell office:value-type="float" office:value="22569542">
                <text:p>225695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  <table:table-cell office:value-type="float" office:value="23036315">
                <text:p>23036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  <table:table-cell office:value-type="float" office:value="23544596">
                <text:p>23544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  <table:table-cell office:value-type="float" office:value="24041766">
                <text:p>24041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  <table:table-cell office:value-type="float" office:value="24506283">
                <text:p>245062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25016169">
                <text:p>25016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03cm" svg:height="12.545cm" xlink:href=".." xlink:type="simple" chart:class="chart:scatter" chart:style-name="ch1">
        <chart:title svg:x="9.996cm" svg:y="0.386cm" chart:style-name="ch2">
          <text:p>Расчёской</text:p>
        </chart:title>
        <chart:plot-area chart:style-name="ch3" table:cell-range-address="'data-1'.G1:'data-1'.H100" svg:x="1.457cm" svg:y="1.415cm" svg:width="20.4cm" svg:height="9.899cm">
          <chart:coordinate-region svg:x="2.819cm" svg:y="1.614cm" svg:width="18.573cm" svg:height="9.053cm"/>
          <chart:axis chart:dimension="x" chart:name="primary-x" chart:style-name="ch4">
            <chart:title svg:x="10.369cm" svg:y="11.564cm" chart:style-name="ch5">
              <text:p>Размер массива</text:p>
            </chart:title>
          </chart:axis>
          <chart:axis chart:dimension="y" chart:name="primary-y" chart:style-name="ch6">
            <chart:title svg:x="0.451cm" svg:y="8.445cm" chart:style-name="ch7">
              <text:p>Сравнения и перестановки</text:p>
            </chart:title>
            <chart:grid chart:style-name="ch8" chart:class="major"/>
          </chart:axis>
          <chart:series chart:style-name="ch9" chart:values-cell-range-address="'data-1'.H1:'data-1'.H100" chart:class="chart:scatter">
            <chart:domain table:cell-range-address="'data-1'.G1:'data-1'.G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G1:'data-1'.G100</svg:desc>
                </draw:g>
              </table:table-cell>
              <table:table-cell office:value-type="float" office:value="1594">
                <text:p>1594</text:p>
                <draw:g>
                  <svg:desc>'data-1'.H1:'data-1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5127">
                <text:p>15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1662">
                <text:p>31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4634">
                <text:p>34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8688">
                <text:p>38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1890">
                <text:p>418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5235">
                <text:p>45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9428">
                <text:p>49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2054">
                <text:p>52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59374">
                <text:p>59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4347">
                <text:p>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67592">
                <text:p>67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71121">
                <text:p>71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74701">
                <text:p>74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78044">
                <text:p>78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83425">
                <text:p>83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90907">
                <text:p>90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94398">
                <text:p>94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98015">
                <text:p>98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01448">
                <text:p>101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07335">
                <text:p>107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10730">
                <text:p>1107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12748">
                <text:p>112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18304">
                <text:p>118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22448">
                <text:p>122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25691">
                <text:p>125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29485">
                <text:p>129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33564">
                <text:p>1335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40116">
                <text:p>140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43796">
                <text:p>143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45170">
                <text:p>1451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51158">
                <text:p>151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55060">
                <text:p>1550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59665">
                <text:p>159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63031">
                <text:p>163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66330">
                <text:p>1663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70290">
                <text:p>1702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77651">
                <text:p>177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80522">
                <text:p>180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86156">
                <text:p>186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86988">
                <text:p>186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93473">
                <text:p>193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97608">
                <text:p>197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01721">
                <text:p>201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05656">
                <text:p>205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09065">
                <text:p>209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13014">
                <text:p>213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16532">
                <text:p>216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21766">
                <text:p>221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28544">
                <text:p>228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32511">
                <text:p>232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37838">
                <text:p>237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42141">
                <text:p>2421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41374">
                <text:p>241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50194">
                <text:p>250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53652">
                <text:p>253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57516">
                <text:p>257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62785">
                <text:p>262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66187">
                <text:p>266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70554">
                <text:p>270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74515">
                <text:p>274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76970">
                <text:p>2769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82025">
                <text:p>282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91542">
                <text:p>291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96644">
                <text:p>2966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99922">
                <text:p>299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04158">
                <text:p>304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7323">
                <text:p>307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321">
                <text:p>312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11740">
                <text:p>3117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0839">
                <text:p>320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25066">
                <text:p>325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29057">
                <text:p>329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33330">
                <text:p>3333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38215">
                <text:p>338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41403">
                <text:p>3414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46033">
                <text:p>346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50108">
                <text:p>350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52690">
                <text:p>3526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357809">
                <text:p>357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361841">
                <text:p>361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367142">
                <text:p>367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378468">
                <text:p>378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383107">
                <text:p>383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386244">
                <text:p>386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391806">
                <text:p>3918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396670">
                <text:p>3966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398379">
                <text:p>398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397527">
                <text:p>397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08190">
                <text:p>4081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87cm" svg:height="15.807cm" xlink:href=".." xlink:type="simple" chart:class="chart:scatter" chart:style-name="ch1">
        <chart:title svg:x="8.869cm" svg:y="0.452cm" chart:style-name="ch2">
          <text:p>Сортировки</text:p>
        </chart:title>
        <chart:legend chart:legend-position="end" svg:x="17.303cm" svg:y="7.106cm" style:legend-expansion="high" chart:style-name="ch3"/>
        <chart:plot-area chart:style-name="ch4" table:cell-range-address="'data-1'.A1:'data-1'.B100 'data-1'.E1:'data-1'.E100 'data-1'.H1:'data-1'.H100" chart:data-source-has-labels="row" svg:x="1.416cm" svg:y="1.547cm" svg:width="15.482cm" svg:height="12.963cm">
          <chart:coordinate-region svg:x="3.149cm" svg:y="1.746cm" svg:width="13.284cm" svg:height="12.117cm"/>
          <chart:axis chart:dimension="x" chart:name="primary-x" chart:style-name="ch5">
            <chart:title svg:x="7.869cm" svg:y="14.826cm" chart:style-name="ch6">
              <text:p>Размер массива</text:p>
            </chart:title>
          </chart:axis>
          <chart:axis chart:dimension="y" chart:name="primary-y" chart:style-name="ch7">
            <chart:title svg:x="0.451cm" svg:y="10.109cm" chart:style-name="ch8">
              <text:p>Сравнения и перестановки</text:p>
            </chart:title>
            <chart:grid chart:style-name="ch9" chart:class="major"/>
          </chart:axis>
          <chart:series chart:style-name="ch10" chart:values-cell-range-address="'data-1'.B1:'data-1'.B100" loext:label-string="выбором" chart:class="chart:scatter">
            <chart:domain table:cell-range-address="'data-1'.A1:'data-1'.A100"/>
            <chart:data-point chart:repeated="100"/>
          </chart:series>
          <chart:series chart:style-name="ch11" chart:values-cell-range-address="'data-1'.E1:'data-1'.E100" loext:label-string="вставкой" chart:class="chart:scatter">
            <chart:data-point chart:repeated="100"/>
          </chart:series>
          <chart:series chart:style-name="ch12" chart:values-cell-range-address="'data-1'.H1:'data-1'.H100" loext:label-string="расчёской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ыбором</text:p>
              </table:table-cell>
              <table:table-cell office:value-type="string">
                <text:p>вставкой</text:p>
              </table:table-cell>
              <table:table-cell office:value-type="string">
                <text:p>расчёско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  <table:table-cell office:value-type="float" office:value="1594">
                <text:p>1594</text:p>
                <draw:g>
                  <svg:desc>'data-1'.H1:'data-1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  <table:table-cell office:value-type="float" office:value="10013">
                <text:p>10013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  <table:table-cell office:value-type="float" office:value="22754">
                <text:p>22754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  <table:table-cell office:value-type="float" office:value="40101">
                <text:p>40101</text:p>
              </table:table-cell>
              <table:table-cell office:value-type="float" office:value="9123">
                <text:p>9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  <table:table-cell office:value-type="float" office:value="62367">
                <text:p>62367</text:p>
              </table:table-cell>
              <table:table-cell office:value-type="float" office:value="11964">
                <text:p>11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  <table:table-cell office:value-type="float" office:value="90109">
                <text:p>90109</text:p>
              </table:table-cell>
              <table:table-cell office:value-type="float" office:value="15127">
                <text:p>15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  <table:table-cell office:value-type="float" office:value="123089">
                <text:p>123089</text:p>
              </table:table-cell>
              <table:table-cell office:value-type="float" office:value="18086">
                <text:p>18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  <table:table-cell office:value-type="float" office:value="160879">
                <text:p>160879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  <table:table-cell office:value-type="float" office:value="204665">
                <text:p>204665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  <table:table-cell office:value-type="float" office:value="251375">
                <text:p>251375</text:p>
              </table:table-cell>
              <table:table-cell office:value-type="float" office:value="27784">
                <text:p>27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  <table:table-cell office:value-type="float" office:value="301889">
                <text:p>301889</text:p>
              </table:table-cell>
              <table:table-cell office:value-type="float" office:value="31662">
                <text:p>31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  <table:table-cell office:value-type="float" office:value="360598">
                <text:p>360598</text:p>
              </table:table-cell>
              <table:table-cell office:value-type="float" office:value="34634">
                <text:p>346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  <table:table-cell office:value-type="float" office:value="422714">
                <text:p>422714</text:p>
              </table:table-cell>
              <table:table-cell office:value-type="float" office:value="38688">
                <text:p>38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  <table:table-cell office:value-type="float" office:value="489020">
                <text:p>489020</text:p>
              </table:table-cell>
              <table:table-cell office:value-type="float" office:value="41890">
                <text:p>418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  <table:table-cell office:value-type="float" office:value="564135">
                <text:p>564135</text:p>
              </table:table-cell>
              <table:table-cell office:value-type="float" office:value="45235">
                <text:p>45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  <table:table-cell office:value-type="float" office:value="639325">
                <text:p>639325</text:p>
              </table:table-cell>
              <table:table-cell office:value-type="float" office:value="49428">
                <text:p>49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  <table:table-cell office:value-type="float" office:value="724932">
                <text:p>724932</text:p>
              </table:table-cell>
              <table:table-cell office:value-type="float" office:value="52054">
                <text:p>52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  <table:table-cell office:value-type="float" office:value="808003">
                <text:p>808003</text:p>
              </table:table-cell>
              <table:table-cell office:value-type="float" office:value="56448">
                <text:p>56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  <table:table-cell office:value-type="float" office:value="901756">
                <text:p>901756</text:p>
              </table:table-cell>
              <table:table-cell office:value-type="float" office:value="59374">
                <text:p>59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  <table:table-cell office:value-type="float" office:value="1007774">
                <text:p>1007774</text:p>
              </table:table-cell>
              <table:table-cell office:value-type="float" office:value="64347">
                <text:p>6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  <table:table-cell office:value-type="float" office:value="1102177">
                <text:p>1102177</text:p>
              </table:table-cell>
              <table:table-cell office:value-type="float" office:value="67592">
                <text:p>67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  <table:table-cell office:value-type="float" office:value="1213642">
                <text:p>1213642</text:p>
              </table:table-cell>
              <table:table-cell office:value-type="float" office:value="71121">
                <text:p>71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  <table:table-cell office:value-type="float" office:value="1324437">
                <text:p>1324437</text:p>
              </table:table-cell>
              <table:table-cell office:value-type="float" office:value="74701">
                <text:p>74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  <table:table-cell office:value-type="float" office:value="1437875">
                <text:p>1437875</text:p>
              </table:table-cell>
              <table:table-cell office:value-type="float" office:value="78044">
                <text:p>780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  <table:table-cell office:value-type="float" office:value="1560356">
                <text:p>1560356</text:p>
              </table:table-cell>
              <table:table-cell office:value-type="float" office:value="83425">
                <text:p>834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  <table:table-cell office:value-type="float" office:value="1690086">
                <text:p>1690086</text:p>
              </table:table-cell>
              <table:table-cell office:value-type="float" office:value="87090">
                <text:p>870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  <table:table-cell office:value-type="float" office:value="1822698">
                <text:p>1822698</text:p>
              </table:table-cell>
              <table:table-cell office:value-type="float" office:value="90907">
                <text:p>90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  <table:table-cell office:value-type="float" office:value="1964886">
                <text:p>1964886</text:p>
              </table:table-cell>
              <table:table-cell office:value-type="float" office:value="94398">
                <text:p>943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  <table:table-cell office:value-type="float" office:value="2105114">
                <text:p>2105114</text:p>
              </table:table-cell>
              <table:table-cell office:value-type="float" office:value="98015">
                <text:p>98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  <table:table-cell office:value-type="float" office:value="2248305">
                <text:p>2248305</text:p>
              </table:table-cell>
              <table:table-cell office:value-type="float" office:value="101448">
                <text:p>1014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  <table:table-cell office:value-type="float" office:value="2397655">
                <text:p>2397655</text:p>
              </table:table-cell>
              <table:table-cell office:value-type="float" office:value="107335">
                <text:p>1073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  <table:table-cell office:value-type="float" office:value="2554299">
                <text:p>2554299</text:p>
              </table:table-cell>
              <table:table-cell office:value-type="float" office:value="110730">
                <text:p>1107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  <table:table-cell office:value-type="float" office:value="2725755">
                <text:p>2725755</text:p>
              </table:table-cell>
              <table:table-cell office:value-type="float" office:value="112748">
                <text:p>112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  <table:table-cell office:value-type="float" office:value="2889324">
                <text:p>2889324</text:p>
              </table:table-cell>
              <table:table-cell office:value-type="float" office:value="118304">
                <text:p>118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  <table:table-cell office:value-type="float" office:value="3067847">
                <text:p>3067847</text:p>
              </table:table-cell>
              <table:table-cell office:value-type="float" office:value="122448">
                <text:p>122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  <table:table-cell office:value-type="float" office:value="3237976">
                <text:p>3237976</text:p>
              </table:table-cell>
              <table:table-cell office:value-type="float" office:value="125691">
                <text:p>125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  <table:table-cell office:value-type="float" office:value="3421196">
                <text:p>3421196</text:p>
              </table:table-cell>
              <table:table-cell office:value-type="float" office:value="129485">
                <text:p>129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  <table:table-cell office:value-type="float" office:value="3609558">
                <text:p>3609558</text:p>
              </table:table-cell>
              <table:table-cell office:value-type="float" office:value="133564">
                <text:p>1335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  <table:table-cell office:value-type="float" office:value="3802812">
                <text:p>3802812</text:p>
              </table:table-cell>
              <table:table-cell office:value-type="float" office:value="140116">
                <text:p>140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  <table:table-cell office:value-type="float" office:value="4005775">
                <text:p>4005775</text:p>
              </table:table-cell>
              <table:table-cell office:value-type="float" office:value="143796">
                <text:p>143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  <table:table-cell office:value-type="float" office:value="4200184">
                <text:p>4200184</text:p>
              </table:table-cell>
              <table:table-cell office:value-type="float" office:value="145170">
                <text:p>1451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  <table:table-cell office:value-type="float" office:value="4402134">
                <text:p>4402134</text:p>
              </table:table-cell>
              <table:table-cell office:value-type="float" office:value="151158">
                <text:p>151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  <table:table-cell office:value-type="float" office:value="4625360">
                <text:p>4625360</text:p>
              </table:table-cell>
              <table:table-cell office:value-type="float" office:value="155060">
                <text:p>1550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  <table:table-cell office:value-type="float" office:value="4828018">
                <text:p>4828018</text:p>
              </table:table-cell>
              <table:table-cell office:value-type="float" office:value="159665">
                <text:p>159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  <table:table-cell office:value-type="float" office:value="5062225">
                <text:p>5062225</text:p>
              </table:table-cell>
              <table:table-cell office:value-type="float" office:value="163031">
                <text:p>163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  <table:table-cell office:value-type="float" office:value="5291396">
                <text:p>5291396</text:p>
              </table:table-cell>
              <table:table-cell office:value-type="float" office:value="166330">
                <text:p>1663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  <table:table-cell office:value-type="float" office:value="5523385">
                <text:p>5523385</text:p>
              </table:table-cell>
              <table:table-cell office:value-type="float" office:value="170290">
                <text:p>1702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  <table:table-cell office:value-type="float" office:value="5747683">
                <text:p>5747683</text:p>
              </table:table-cell>
              <table:table-cell office:value-type="float" office:value="177651">
                <text:p>177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  <table:table-cell office:value-type="float" office:value="6017253">
                <text:p>6017253</text:p>
              </table:table-cell>
              <table:table-cell office:value-type="float" office:value="180522">
                <text:p>180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  <table:table-cell office:value-type="float" office:value="6247342">
                <text:p>6247342</text:p>
              </table:table-cell>
              <table:table-cell office:value-type="float" office:value="186156">
                <text:p>186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  <table:table-cell office:value-type="float" office:value="6503114">
                <text:p>6503114</text:p>
              </table:table-cell>
              <table:table-cell office:value-type="float" office:value="186988">
                <text:p>186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  <table:table-cell office:value-type="float" office:value="6768969">
                <text:p>6768969</text:p>
              </table:table-cell>
              <table:table-cell office:value-type="float" office:value="193473">
                <text:p>193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  <table:table-cell office:value-type="float" office:value="7025996">
                <text:p>7025996</text:p>
              </table:table-cell>
              <table:table-cell office:value-type="float" office:value="197608">
                <text:p>197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  <table:table-cell office:value-type="float" office:value="7291700">
                <text:p>7291700</text:p>
              </table:table-cell>
              <table:table-cell office:value-type="float" office:value="201721">
                <text:p>201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  <table:table-cell office:value-type="float" office:value="7571377">
                <text:p>7571377</text:p>
              </table:table-cell>
              <table:table-cell office:value-type="float" office:value="205656">
                <text:p>205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  <table:table-cell office:value-type="float" office:value="7846836">
                <text:p>7846836</text:p>
              </table:table-cell>
              <table:table-cell office:value-type="float" office:value="209065">
                <text:p>209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  <table:table-cell office:value-type="float" office:value="8122975">
                <text:p>8122975</text:p>
              </table:table-cell>
              <table:table-cell office:value-type="float" office:value="213014">
                <text:p>213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  <table:table-cell office:value-type="float" office:value="8395310">
                <text:p>8395310</text:p>
              </table:table-cell>
              <table:table-cell office:value-type="float" office:value="216532">
                <text:p>216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  <table:table-cell office:value-type="float" office:value="8735533">
                <text:p>8735533</text:p>
              </table:table-cell>
              <table:table-cell office:value-type="float" office:value="221766">
                <text:p>221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  <table:table-cell office:value-type="float" office:value="8989225">
                <text:p>8989225</text:p>
              </table:table-cell>
              <table:table-cell office:value-type="float" office:value="228544">
                <text:p>228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  <table:table-cell office:value-type="float" office:value="9306942">
                <text:p>9306942</text:p>
              </table:table-cell>
              <table:table-cell office:value-type="float" office:value="232511">
                <text:p>232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  <table:table-cell office:value-type="float" office:value="9620721">
                <text:p>9620721</text:p>
              </table:table-cell>
              <table:table-cell office:value-type="float" office:value="237838">
                <text:p>237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  <table:table-cell office:value-type="float" office:value="9918636">
                <text:p>9918636</text:p>
              </table:table-cell>
              <table:table-cell office:value-type="float" office:value="242141">
                <text:p>2421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  <table:table-cell office:value-type="float" office:value="10240692">
                <text:p>10240692</text:p>
              </table:table-cell>
              <table:table-cell office:value-type="float" office:value="241374">
                <text:p>2413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  <table:table-cell office:value-type="float" office:value="10575797">
                <text:p>10575797</text:p>
              </table:table-cell>
              <table:table-cell office:value-type="float" office:value="250194">
                <text:p>250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  <table:table-cell office:value-type="float" office:value="10883853">
                <text:p>10883853</text:p>
              </table:table-cell>
              <table:table-cell office:value-type="float" office:value="253652">
                <text:p>253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  <table:table-cell office:value-type="float" office:value="11223468">
                <text:p>11223468</text:p>
              </table:table-cell>
              <table:table-cell office:value-type="float" office:value="257516">
                <text:p>2575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  <table:table-cell office:value-type="float" office:value="11593563">
                <text:p>11593563</text:p>
              </table:table-cell>
              <table:table-cell office:value-type="float" office:value="262785">
                <text:p>2627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  <table:table-cell office:value-type="float" office:value="11908343">
                <text:p>11908343</text:p>
              </table:table-cell>
              <table:table-cell office:value-type="float" office:value="266187">
                <text:p>266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  <table:table-cell office:value-type="float" office:value="12265000">
                <text:p>12265000</text:p>
              </table:table-cell>
              <table:table-cell office:value-type="float" office:value="270554">
                <text:p>270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  <table:table-cell office:value-type="float" office:value="12609792">
                <text:p>12609792</text:p>
              </table:table-cell>
              <table:table-cell office:value-type="float" office:value="274515">
                <text:p>2745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  <table:table-cell office:value-type="float" office:value="12975082">
                <text:p>12975082</text:p>
              </table:table-cell>
              <table:table-cell office:value-type="float" office:value="276970">
                <text:p>2769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  <table:table-cell office:value-type="float" office:value="13336049">
                <text:p>13336049</text:p>
              </table:table-cell>
              <table:table-cell office:value-type="float" office:value="282025">
                <text:p>2820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  <table:table-cell office:value-type="float" office:value="13689049">
                <text:p>13689049</text:p>
              </table:table-cell>
              <table:table-cell office:value-type="float" office:value="291542">
                <text:p>291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  <table:table-cell office:value-type="float" office:value="14045554">
                <text:p>14045554</text:p>
              </table:table-cell>
              <table:table-cell office:value-type="float" office:value="296644">
                <text:p>2966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  <table:table-cell office:value-type="float" office:value="14449742">
                <text:p>14449742</text:p>
              </table:table-cell>
              <table:table-cell office:value-type="float" office:value="299922">
                <text:p>2999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  <table:table-cell office:value-type="float" office:value="14810468">
                <text:p>14810468</text:p>
              </table:table-cell>
              <table:table-cell office:value-type="float" office:value="304158">
                <text:p>304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  <table:table-cell office:value-type="float" office:value="15216041">
                <text:p>15216041</text:p>
              </table:table-cell>
              <table:table-cell office:value-type="float" office:value="307323">
                <text:p>3073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  <table:table-cell office:value-type="float" office:value="15631017">
                <text:p>15631017</text:p>
              </table:table-cell>
              <table:table-cell office:value-type="float" office:value="312321">
                <text:p>312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  <table:table-cell office:value-type="float" office:value="16003804">
                <text:p>16003804</text:p>
              </table:table-cell>
              <table:table-cell office:value-type="float" office:value="311740">
                <text:p>3117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  <table:table-cell office:value-type="float" office:value="16382007">
                <text:p>16382007</text:p>
              </table:table-cell>
              <table:table-cell office:value-type="float" office:value="320839">
                <text:p>320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  <table:table-cell office:value-type="float" office:value="16811473">
                <text:p>16811473</text:p>
              </table:table-cell>
              <table:table-cell office:value-type="float" office:value="325066">
                <text:p>325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  <table:table-cell office:value-type="float" office:value="17227677">
                <text:p>17227677</text:p>
              </table:table-cell>
              <table:table-cell office:value-type="float" office:value="329057">
                <text:p>3290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  <table:table-cell office:value-type="float" office:value="17639414">
                <text:p>17639414</text:p>
              </table:table-cell>
              <table:table-cell office:value-type="float" office:value="333330">
                <text:p>3333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  <table:table-cell office:value-type="float" office:value="18079989">
                <text:p>18079989</text:p>
              </table:table-cell>
              <table:table-cell office:value-type="float" office:value="338215">
                <text:p>338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  <table:table-cell office:value-type="float" office:value="18467468">
                <text:p>18467468</text:p>
              </table:table-cell>
              <table:table-cell office:value-type="float" office:value="341403">
                <text:p>3414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  <table:table-cell office:value-type="float" office:value="18939277">
                <text:p>18939277</text:p>
              </table:table-cell>
              <table:table-cell office:value-type="float" office:value="346033">
                <text:p>3460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  <table:table-cell office:value-type="float" office:value="19370113">
                <text:p>19370113</text:p>
              </table:table-cell>
              <table:table-cell office:value-type="float" office:value="350108">
                <text:p>350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  <table:table-cell office:value-type="float" office:value="19819439">
                <text:p>19819439</text:p>
              </table:table-cell>
              <table:table-cell office:value-type="float" office:value="352690">
                <text:p>35269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  <table:table-cell office:value-type="float" office:value="20241456">
                <text:p>20241456</text:p>
              </table:table-cell>
              <table:table-cell office:value-type="float" office:value="357809">
                <text:p>357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  <table:table-cell office:value-type="float" office:value="20662374">
                <text:p>20662374</text:p>
              </table:table-cell>
              <table:table-cell office:value-type="float" office:value="361841">
                <text:p>361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  <table:table-cell office:value-type="float" office:value="21186255">
                <text:p>21186255</text:p>
              </table:table-cell>
              <table:table-cell office:value-type="float" office:value="367142">
                <text:p>3671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  <table:table-cell office:value-type="float" office:value="21618908">
                <text:p>21618908</text:p>
              </table:table-cell>
              <table:table-cell office:value-type="float" office:value="378468">
                <text:p>378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  <table:table-cell office:value-type="float" office:value="22082623">
                <text:p>22082623</text:p>
              </table:table-cell>
              <table:table-cell office:value-type="float" office:value="383107">
                <text:p>3831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  <table:table-cell office:value-type="float" office:value="22569542">
                <text:p>22569542</text:p>
              </table:table-cell>
              <table:table-cell office:value-type="float" office:value="386244">
                <text:p>386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  <table:table-cell office:value-type="float" office:value="23036315">
                <text:p>23036315</text:p>
              </table:table-cell>
              <table:table-cell office:value-type="float" office:value="391806">
                <text:p>3918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  <table:table-cell office:value-type="float" office:value="23544596">
                <text:p>23544596</text:p>
              </table:table-cell>
              <table:table-cell office:value-type="float" office:value="396670">
                <text:p>3966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  <table:table-cell office:value-type="float" office:value="24041766">
                <text:p>24041766</text:p>
              </table:table-cell>
              <table:table-cell office:value-type="float" office:value="398379">
                <text:p>398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  <table:table-cell office:value-type="float" office:value="24506283">
                <text:p>24506283</text:p>
              </table:table-cell>
              <table:table-cell office:value-type="float" office:value="397527">
                <text:p>397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25016169">
                <text:p>25016169</text:p>
              </table:table-cell>
              <table:table-cell office:value-type="float" office:value="408190">
                <text:p>408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79cm" svg:y="0.316cm" chart:style-name="ch2">
          <text:p>Сортировка нисходящим слиянием</text:p>
        </chart:title>
        <chart:plot-area chart:style-name="ch3" table:cell-range-address="'data-1'.J1:'data-1'.K100" svg:x="1.331cm" svg:y="1.275cm" svg:width="14.349cm" svg:height="6.564cm">
          <chart:coordinate-region svg:x="2.693cm" svg:y="1.474cm" svg:width="12.522cm" svg:height="5.718cm"/>
          <chart:axis chart:dimension="x" chart:name="primary-x" chart:style-name="ch4">
            <chart:title svg:x="7.217cm" svg:y="8.019cm" chart:style-name="ch5">
              <text:p>Размер массива</text:p>
            </chart:title>
          </chart:axis>
          <chart:axis chart:dimension="y" chart:name="primary-y" chart:style-name="ch6">
            <chart:title svg:x="0.451cm" svg:y="6.638cm" chart:style-name="ch7">
              <text:p>Сравнения и перестановки</text:p>
            </chart:title>
            <chart:grid chart:style-name="ch8" chart:class="major"/>
          </chart:axis>
          <chart:series chart:style-name="ch9" chart:values-cell-range-address="'data-1'.K1:'data-1'.K100" chart:class="chart:scatter">
            <chart:domain table:cell-range-address="'data-1'.J1:'data-1'.J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J1:'data-1'.J100</svg:desc>
                </draw:g>
              </table:table-cell>
              <table:table-cell office:value-type="float" office:value="1833">
                <text:p>1833</text:p>
                <draw:g>
                  <svg:desc>'data-1'.K1:'data-1'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6026">
                <text:p>16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8543">
                <text:p>18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1811">
                <text:p>21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4217">
                <text:p>24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6356">
                <text:p>26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3398">
                <text:p>33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5876">
                <text:p>35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9164">
                <text:p>39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41247">
                <text:p>4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3875">
                <text:p>43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8422">
                <text:p>48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0654">
                <text:p>50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54041">
                <text:p>54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55717">
                <text:p>55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58708">
                <text:p>58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70511">
                <text:p>70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73464">
                <text:p>73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75851">
                <text:p>75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79374">
                <text:p>79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82001">
                <text:p>82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86158">
                <text:p>86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87947">
                <text:p>87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90661">
                <text:p>90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93890">
                <text:p>938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96743">
                <text:p>967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03040">
                <text:p>1030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06308">
                <text:p>106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08284">
                <text:p>108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11534">
                <text:p>111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13414">
                <text:p>1134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18578">
                <text:p>1185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20586">
                <text:p>120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123418">
                <text:p>1234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26010">
                <text:p>1260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29297">
                <text:p>129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52430">
                <text:p>1524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53810">
                <text:p>1538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56318">
                <text:p>156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60102">
                <text:p>160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62603">
                <text:p>162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65495">
                <text:p>165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68279">
                <text:p>168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72902">
                <text:p>172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74526">
                <text:p>1745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78362">
                <text:p>178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80798">
                <text:p>180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87553">
                <text:p>187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89029">
                <text:p>189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92648">
                <text:p>192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94256">
                <text:p>194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99451">
                <text:p>199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02827">
                <text:p>202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05646">
                <text:p>2056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08224">
                <text:p>208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10435">
                <text:p>210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13867">
                <text:p>2138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24784">
                <text:p>224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26251">
                <text:p>2262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32008">
                <text:p>232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31656">
                <text:p>231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35248">
                <text:p>235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39658">
                <text:p>239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42888">
                <text:p>242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43958">
                <text:p>243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8450">
                <text:p>2484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0479">
                <text:p>250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8670">
                <text:p>2586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0656">
                <text:p>260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62579">
                <text:p>2625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65193">
                <text:p>2651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68849">
                <text:p>2688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73424">
                <text:p>273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275740">
                <text:p>2757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277687">
                <text:p>277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282130">
                <text:p>2821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283942">
                <text:p>283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29292">
                <text:p>329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29081">
                <text:p>3290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31471">
                <text:p>3314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33153">
                <text:p>333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37409">
                <text:p>337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41879">
                <text:p>341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45392">
                <text:p>3453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45201">
                <text:p>3452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351236">
                <text:p>351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354064">
                <text:p>354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359206">
                <text:p>359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363363">
                <text:p>3633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365947">
                <text:p>3659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369452">
                <text:p>369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376191">
                <text:p>376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374772">
                <text:p>3747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379601">
                <text:p>379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379900">
                <text:p>3799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385350">
                <text:p>3853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04cm" svg:height="17.507cm" xlink:href=".." xlink:type="simple" chart:class="chart:scatter" chart:style-name="ch1">
        <chart:title svg:x="6.528cm" svg:y="0.486cm" chart:style-name="ch2">
          <text:p>Сортировки</text:p>
        </chart:title>
        <chart:legend chart:legend-position="end" svg:x="12.62cm" svg:y="7.707cm" style:legend-expansion="high" chart:style-name="ch3"/>
        <chart:plot-area chart:style-name="ch4" table:cell-range-address="'data-1'.A1:'data-1'.B100 'data-1'.E1:'data-1'.E100 'data-1'.H1:'data-1'.H100 'data-1'.K1:'data-1'.K100" chart:data-source-has-labels="row" svg:x="1.323cm" svg:y="1.615cm" svg:width="10.985cm" svg:height="14.561cm">
          <chart:coordinate-region svg:x="3.056cm" svg:y="1.814cm" svg:width="8.787cm" svg:height="13.715cm"/>
          <chart:axis chart:dimension="x" chart:name="primary-x" chart:style-name="ch5">
            <chart:title svg:x="5.527cm" svg:y="16.526cm" chart:style-name="ch6">
              <text:p>Размер массива</text:p>
            </chart:title>
          </chart:axis>
          <chart:axis chart:dimension="y" chart:name="primary-y" chart:style-name="ch7">
            <chart:title svg:x="0.451cm" svg:y="10.976cm" chart:style-name="ch8">
              <text:p>Сравнения и перестановки</text:p>
            </chart:title>
            <chart:grid chart:style-name="ch9" chart:class="major"/>
          </chart:axis>
          <chart:series chart:style-name="ch10" chart:values-cell-range-address="'data-1'.B1:'data-1'.B100" loext:label-string="выбором" chart:class="chart:scatter">
            <chart:domain table:cell-range-address="'data-1'.A1:'data-1'.A100"/>
            <chart:data-point chart:repeated="100"/>
          </chart:series>
          <chart:series chart:style-name="ch11" chart:values-cell-range-address="'data-1'.E1:'data-1'.E100" loext:label-string="вставкой" chart:class="chart:scatter">
            <chart:data-point chart:repeated="100"/>
          </chart:series>
          <chart:series chart:style-name="ch12" chart:values-cell-range-address="'data-1'.H1:'data-1'.H100" loext:label-string="расчёской" chart:class="chart:scatter">
            <chart:data-point chart:repeated="100"/>
          </chart:series>
          <chart:series chart:style-name="ch13" chart:values-cell-range-address="'data-1'.K1:'data-1'.K100" loext:label-string="слиянием" chart:class="chart:scatter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выбором</text:p>
              </table:table-cell>
              <table:table-cell office:value-type="string">
                <text:p>вставкой</text:p>
              </table:table-cell>
              <table:table-cell office:value-type="string">
                <text:p>расчёской</text:p>
              </table:table-cell>
              <table:table-cell office:value-type="string">
                <text:p>слияние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ata-1'.A1:'data-1'.A100</svg:desc>
                </draw:g>
              </table:table-cell>
              <table:table-cell office:value-type="float" office:value="5050">
                <text:p>5050</text:p>
                <draw:g>
                  <svg:desc>'data-1'.B1:'data-1'.B100</svg:desc>
                </draw:g>
              </table:table-cell>
              <table:table-cell office:value-type="float" office:value="2544">
                <text:p>2544</text:p>
                <draw:g>
                  <svg:desc>'data-1'.E1:'data-1'.E100</svg:desc>
                </draw:g>
              </table:table-cell>
              <table:table-cell office:value-type="float" office:value="1594">
                <text:p>1594</text:p>
                <draw:g>
                  <svg:desc>'data-1'.H1:'data-1'.H100</svg:desc>
                </draw:g>
              </table:table-cell>
              <table:table-cell office:value-type="float" office:value="1833">
                <text:p>1833</text:p>
                <draw:g>
                  <svg:desc>'data-1'.K1:'data-1'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100">
                <text:p>20100</text:p>
              </table:table-cell>
              <table:table-cell office:value-type="float" office:value="10013">
                <text:p>10013</text:p>
              </table:table-cell>
              <table:table-cell office:value-type="float" office:value="3867">
                <text:p>3867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5150">
                <text:p>45150</text:p>
              </table:table-cell>
              <table:table-cell office:value-type="float" office:value="22754">
                <text:p>22754</text:p>
              </table:table-cell>
              <table:table-cell office:value-type="float" office:value="6468">
                <text:p>6468</text:p>
              </table:table-cell>
              <table:table-cell office:value-type="float" office:value="7139">
                <text:p>7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00">
                <text:p>80200</text:p>
              </table:table-cell>
              <table:table-cell office:value-type="float" office:value="40101">
                <text:p>40101</text:p>
              </table:table-cell>
              <table:table-cell office:value-type="float" office:value="9123">
                <text:p>9123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5250">
                <text:p>125250</text:p>
              </table:table-cell>
              <table:table-cell office:value-type="float" office:value="62367">
                <text:p>62367</text:p>
              </table:table-cell>
              <table:table-cell office:value-type="float" office:value="11964">
                <text:p>11964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0300">
                <text:p>180300</text:p>
              </table:table-cell>
              <table:table-cell office:value-type="float" office:value="90109">
                <text:p>90109</text:p>
              </table:table-cell>
              <table:table-cell office:value-type="float" office:value="15127">
                <text:p>15127</text:p>
              </table:table-cell>
              <table:table-cell office:value-type="float" office:value="16026">
                <text:p>16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350">
                <text:p>245350</text:p>
              </table:table-cell>
              <table:table-cell office:value-type="float" office:value="123089">
                <text:p>123089</text:p>
              </table:table-cell>
              <table:table-cell office:value-type="float" office:value="18086">
                <text:p>18086</text:p>
              </table:table-cell>
              <table:table-cell office:value-type="float" office:value="18543">
                <text:p>18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0400">
                <text:p>320400</text:p>
              </table:table-cell>
              <table:table-cell office:value-type="float" office:value="160879">
                <text:p>160879</text:p>
              </table:table-cell>
              <table:table-cell office:value-type="float" office:value="21069">
                <text:p>21069</text:p>
              </table:table-cell>
              <table:table-cell office:value-type="float" office:value="21811">
                <text:p>21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05450">
                <text:p>405450</text:p>
              </table:table-cell>
              <table:table-cell office:value-type="float" office:value="204665">
                <text:p>204665</text:p>
              </table:table-cell>
              <table:table-cell office:value-type="float" office:value="24660">
                <text:p>24660</text:p>
              </table:table-cell>
              <table:table-cell office:value-type="float" office:value="24217">
                <text:p>24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00500">
                <text:p>500500</text:p>
              </table:table-cell>
              <table:table-cell office:value-type="float" office:value="251375">
                <text:p>251375</text:p>
              </table:table-cell>
              <table:table-cell office:value-type="float" office:value="27784">
                <text:p>27784</text:p>
              </table:table-cell>
              <table:table-cell office:value-type="float" office:value="26356">
                <text:p>26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05550">
                <text:p>605550</text:p>
              </table:table-cell>
              <table:table-cell office:value-type="float" office:value="301889">
                <text:p>301889</text:p>
              </table:table-cell>
              <table:table-cell office:value-type="float" office:value="31662">
                <text:p>31662</text:p>
              </table:table-cell>
              <table:table-cell office:value-type="float" office:value="33398">
                <text:p>33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20600">
                <text:p>720600</text:p>
              </table:table-cell>
              <table:table-cell office:value-type="float" office:value="360598">
                <text:p>360598</text:p>
              </table:table-cell>
              <table:table-cell office:value-type="float" office:value="34634">
                <text:p>34634</text:p>
              </table:table-cell>
              <table:table-cell office:value-type="float" office:value="35876">
                <text:p>35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45650">
                <text:p>845650</text:p>
              </table:table-cell>
              <table:table-cell office:value-type="float" office:value="422714">
                <text:p>422714</text:p>
              </table:table-cell>
              <table:table-cell office:value-type="float" office:value="38688">
                <text:p>38688</text:p>
              </table:table-cell>
              <table:table-cell office:value-type="float" office:value="39164">
                <text:p>39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980700">
                <text:p>980700</text:p>
              </table:table-cell>
              <table:table-cell office:value-type="float" office:value="489020">
                <text:p>489020</text:p>
              </table:table-cell>
              <table:table-cell office:value-type="float" office:value="41890">
                <text:p>41890</text:p>
              </table:table-cell>
              <table:table-cell office:value-type="float" office:value="41247">
                <text:p>4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25750">
                <text:p>1125750</text:p>
              </table:table-cell>
              <table:table-cell office:value-type="float" office:value="564135">
                <text:p>564135</text:p>
              </table:table-cell>
              <table:table-cell office:value-type="float" office:value="45235">
                <text:p>45235</text:p>
              </table:table-cell>
              <table:table-cell office:value-type="float" office:value="43875">
                <text:p>43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280800">
                <text:p>1280800</text:p>
              </table:table-cell>
              <table:table-cell office:value-type="float" office:value="639325">
                <text:p>639325</text:p>
              </table:table-cell>
              <table:table-cell office:value-type="float" office:value="49428">
                <text:p>49428</text:p>
              </table:table-cell>
              <table:table-cell office:value-type="float" office:value="48422">
                <text:p>48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445850">
                <text:p>1445850</text:p>
              </table:table-cell>
              <table:table-cell office:value-type="float" office:value="724932">
                <text:p>724932</text:p>
              </table:table-cell>
              <table:table-cell office:value-type="float" office:value="52054">
                <text:p>52054</text:p>
              </table:table-cell>
              <table:table-cell office:value-type="float" office:value="50654">
                <text:p>506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620900">
                <text:p>1620900</text:p>
              </table:table-cell>
              <table:table-cell office:value-type="float" office:value="808003">
                <text:p>808003</text:p>
              </table:table-cell>
              <table:table-cell office:value-type="float" office:value="56448">
                <text:p>56448</text:p>
              </table:table-cell>
              <table:table-cell office:value-type="float" office:value="54041">
                <text:p>54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805950">
                <text:p>1805950</text:p>
              </table:table-cell>
              <table:table-cell office:value-type="float" office:value="901756">
                <text:p>901756</text:p>
              </table:table-cell>
              <table:table-cell office:value-type="float" office:value="59374">
                <text:p>59374</text:p>
              </table:table-cell>
              <table:table-cell office:value-type="float" office:value="55717">
                <text:p>55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  <table:table-cell office:value-type="float" office:value="1007774">
                <text:p>1007774</text:p>
              </table:table-cell>
              <table:table-cell office:value-type="float" office:value="64347">
                <text:p>64347</text:p>
              </table:table-cell>
              <table:table-cell office:value-type="float" office:value="58708">
                <text:p>58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206050">
                <text:p>2206050</text:p>
              </table:table-cell>
              <table:table-cell office:value-type="float" office:value="1102177">
                <text:p>1102177</text:p>
              </table:table-cell>
              <table:table-cell office:value-type="float" office:value="67592">
                <text:p>67592</text:p>
              </table:table-cell>
              <table:table-cell office:value-type="float" office:value="70511">
                <text:p>70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421100">
                <text:p>2421100</text:p>
              </table:table-cell>
              <table:table-cell office:value-type="float" office:value="1213642">
                <text:p>1213642</text:p>
              </table:table-cell>
              <table:table-cell office:value-type="float" office:value="71121">
                <text:p>71121</text:p>
              </table:table-cell>
              <table:table-cell office:value-type="float" office:value="73464">
                <text:p>734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646150">
                <text:p>2646150</text:p>
              </table:table-cell>
              <table:table-cell office:value-type="float" office:value="1324437">
                <text:p>1324437</text:p>
              </table:table-cell>
              <table:table-cell office:value-type="float" office:value="74701">
                <text:p>74701</text:p>
              </table:table-cell>
              <table:table-cell office:value-type="float" office:value="75851">
                <text:p>75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81200">
                <text:p>2881200</text:p>
              </table:table-cell>
              <table:table-cell office:value-type="float" office:value="1437875">
                <text:p>1437875</text:p>
              </table:table-cell>
              <table:table-cell office:value-type="float" office:value="78044">
                <text:p>78044</text:p>
              </table:table-cell>
              <table:table-cell office:value-type="float" office:value="79374">
                <text:p>793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126250">
                <text:p>3126250</text:p>
              </table:table-cell>
              <table:table-cell office:value-type="float" office:value="1560356">
                <text:p>1560356</text:p>
              </table:table-cell>
              <table:table-cell office:value-type="float" office:value="83425">
                <text:p>83425</text:p>
              </table:table-cell>
              <table:table-cell office:value-type="float" office:value="82001">
                <text:p>82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81300">
                <text:p>3381300</text:p>
              </table:table-cell>
              <table:table-cell office:value-type="float" office:value="1690086">
                <text:p>1690086</text:p>
              </table:table-cell>
              <table:table-cell office:value-type="float" office:value="87090">
                <text:p>87090</text:p>
              </table:table-cell>
              <table:table-cell office:value-type="float" office:value="86158">
                <text:p>86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646350">
                <text:p>3646350</text:p>
              </table:table-cell>
              <table:table-cell office:value-type="float" office:value="1822698">
                <text:p>1822698</text:p>
              </table:table-cell>
              <table:table-cell office:value-type="float" office:value="90907">
                <text:p>90907</text:p>
              </table:table-cell>
              <table:table-cell office:value-type="float" office:value="87947">
                <text:p>87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921400">
                <text:p>3921400</text:p>
              </table:table-cell>
              <table:table-cell office:value-type="float" office:value="1964886">
                <text:p>1964886</text:p>
              </table:table-cell>
              <table:table-cell office:value-type="float" office:value="94398">
                <text:p>94398</text:p>
              </table:table-cell>
              <table:table-cell office:value-type="float" office:value="90661">
                <text:p>90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06450">
                <text:p>4206450</text:p>
              </table:table-cell>
              <table:table-cell office:value-type="float" office:value="2105114">
                <text:p>2105114</text:p>
              </table:table-cell>
              <table:table-cell office:value-type="float" office:value="98015">
                <text:p>98015</text:p>
              </table:table-cell>
              <table:table-cell office:value-type="float" office:value="93890">
                <text:p>938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  <table:table-cell office:value-type="float" office:value="2248305">
                <text:p>2248305</text:p>
              </table:table-cell>
              <table:table-cell office:value-type="float" office:value="101448">
                <text:p>101448</text:p>
              </table:table-cell>
              <table:table-cell office:value-type="float" office:value="96743">
                <text:p>967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806550">
                <text:p>4806550</text:p>
              </table:table-cell>
              <table:table-cell office:value-type="float" office:value="2397655">
                <text:p>2397655</text:p>
              </table:table-cell>
              <table:table-cell office:value-type="float" office:value="107335">
                <text:p>107335</text:p>
              </table:table-cell>
              <table:table-cell office:value-type="float" office:value="103040">
                <text:p>1030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1600">
                <text:p>5121600</text:p>
              </table:table-cell>
              <table:table-cell office:value-type="float" office:value="2554299">
                <text:p>2554299</text:p>
              </table:table-cell>
              <table:table-cell office:value-type="float" office:value="110730">
                <text:p>110730</text:p>
              </table:table-cell>
              <table:table-cell office:value-type="float" office:value="106308">
                <text:p>106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46650">
                <text:p>5446650</text:p>
              </table:table-cell>
              <table:table-cell office:value-type="float" office:value="2725755">
                <text:p>2725755</text:p>
              </table:table-cell>
              <table:table-cell office:value-type="float" office:value="112748">
                <text:p>112748</text:p>
              </table:table-cell>
              <table:table-cell office:value-type="float" office:value="108284">
                <text:p>108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781700">
                <text:p>5781700</text:p>
              </table:table-cell>
              <table:table-cell office:value-type="float" office:value="2889324">
                <text:p>2889324</text:p>
              </table:table-cell>
              <table:table-cell office:value-type="float" office:value="118304">
                <text:p>118304</text:p>
              </table:table-cell>
              <table:table-cell office:value-type="float" office:value="111534">
                <text:p>111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26750">
                <text:p>6126750</text:p>
              </table:table-cell>
              <table:table-cell office:value-type="float" office:value="3067847">
                <text:p>3067847</text:p>
              </table:table-cell>
              <table:table-cell office:value-type="float" office:value="122448">
                <text:p>122448</text:p>
              </table:table-cell>
              <table:table-cell office:value-type="float" office:value="113414">
                <text:p>1134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481800">
                <text:p>6481800</text:p>
              </table:table-cell>
              <table:table-cell office:value-type="float" office:value="3237976">
                <text:p>3237976</text:p>
              </table:table-cell>
              <table:table-cell office:value-type="float" office:value="125691">
                <text:p>125691</text:p>
              </table:table-cell>
              <table:table-cell office:value-type="float" office:value="118578">
                <text:p>1185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846850">
                <text:p>6846850</text:p>
              </table:table-cell>
              <table:table-cell office:value-type="float" office:value="3421196">
                <text:p>3421196</text:p>
              </table:table-cell>
              <table:table-cell office:value-type="float" office:value="129485">
                <text:p>129485</text:p>
              </table:table-cell>
              <table:table-cell office:value-type="float" office:value="120586">
                <text:p>1205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221900">
                <text:p>7221900</text:p>
              </table:table-cell>
              <table:table-cell office:value-type="float" office:value="3609558">
                <text:p>3609558</text:p>
              </table:table-cell>
              <table:table-cell office:value-type="float" office:value="133564">
                <text:p>133564</text:p>
              </table:table-cell>
              <table:table-cell office:value-type="float" office:value="123418">
                <text:p>1234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606950">
                <text:p>7606950</text:p>
              </table:table-cell>
              <table:table-cell office:value-type="float" office:value="3802812">
                <text:p>3802812</text:p>
              </table:table-cell>
              <table:table-cell office:value-type="float" office:value="140116">
                <text:p>140116</text:p>
              </table:table-cell>
              <table:table-cell office:value-type="float" office:value="126010">
                <text:p>1260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002000">
                <text:p>8002000</text:p>
              </table:table-cell>
              <table:table-cell office:value-type="float" office:value="4005775">
                <text:p>4005775</text:p>
              </table:table-cell>
              <table:table-cell office:value-type="float" office:value="143796">
                <text:p>143796</text:p>
              </table:table-cell>
              <table:table-cell office:value-type="float" office:value="129297">
                <text:p>129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407050">
                <text:p>8407050</text:p>
              </table:table-cell>
              <table:table-cell office:value-type="float" office:value="4200184">
                <text:p>4200184</text:p>
              </table:table-cell>
              <table:table-cell office:value-type="float" office:value="145170">
                <text:p>145170</text:p>
              </table:table-cell>
              <table:table-cell office:value-type="float" office:value="152430">
                <text:p>1524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2100">
                <text:p>8822100</text:p>
              </table:table-cell>
              <table:table-cell office:value-type="float" office:value="4402134">
                <text:p>4402134</text:p>
              </table:table-cell>
              <table:table-cell office:value-type="float" office:value="151158">
                <text:p>151158</text:p>
              </table:table-cell>
              <table:table-cell office:value-type="float" office:value="153810">
                <text:p>1538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47150">
                <text:p>9247150</text:p>
              </table:table-cell>
              <table:table-cell office:value-type="float" office:value="4625360">
                <text:p>4625360</text:p>
              </table:table-cell>
              <table:table-cell office:value-type="float" office:value="155060">
                <text:p>155060</text:p>
              </table:table-cell>
              <table:table-cell office:value-type="float" office:value="156318">
                <text:p>156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682200">
                <text:p>9682200</text:p>
              </table:table-cell>
              <table:table-cell office:value-type="float" office:value="4828018">
                <text:p>4828018</text:p>
              </table:table-cell>
              <table:table-cell office:value-type="float" office:value="159665">
                <text:p>159665</text:p>
              </table:table-cell>
              <table:table-cell office:value-type="float" office:value="160102">
                <text:p>1601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127250">
                <text:p>10127250</text:p>
              </table:table-cell>
              <table:table-cell office:value-type="float" office:value="5062225">
                <text:p>5062225</text:p>
              </table:table-cell>
              <table:table-cell office:value-type="float" office:value="163031">
                <text:p>163031</text:p>
              </table:table-cell>
              <table:table-cell office:value-type="float" office:value="162603">
                <text:p>162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582300">
                <text:p>10582300</text:p>
              </table:table-cell>
              <table:table-cell office:value-type="float" office:value="5291396">
                <text:p>5291396</text:p>
              </table:table-cell>
              <table:table-cell office:value-type="float" office:value="166330">
                <text:p>166330</text:p>
              </table:table-cell>
              <table:table-cell office:value-type="float" office:value="165495">
                <text:p>165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047350">
                <text:p>11047350</text:p>
              </table:table-cell>
              <table:table-cell office:value-type="float" office:value="5523385">
                <text:p>5523385</text:p>
              </table:table-cell>
              <table:table-cell office:value-type="float" office:value="170290">
                <text:p>170290</text:p>
              </table:table-cell>
              <table:table-cell office:value-type="float" office:value="168279">
                <text:p>168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522400">
                <text:p>11522400</text:p>
              </table:table-cell>
              <table:table-cell office:value-type="float" office:value="5747683">
                <text:p>5747683</text:p>
              </table:table-cell>
              <table:table-cell office:value-type="float" office:value="177651">
                <text:p>177651</text:p>
              </table:table-cell>
              <table:table-cell office:value-type="float" office:value="172902">
                <text:p>172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007450">
                <text:p>12007450</text:p>
              </table:table-cell>
              <table:table-cell office:value-type="float" office:value="6017253">
                <text:p>6017253</text:p>
              </table:table-cell>
              <table:table-cell office:value-type="float" office:value="180522">
                <text:p>180522</text:p>
              </table:table-cell>
              <table:table-cell office:value-type="float" office:value="174526">
                <text:p>1745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  <table:table-cell office:value-type="float" office:value="6247342">
                <text:p>6247342</text:p>
              </table:table-cell>
              <table:table-cell office:value-type="float" office:value="186156">
                <text:p>186156</text:p>
              </table:table-cell>
              <table:table-cell office:value-type="float" office:value="178362">
                <text:p>1783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007550">
                <text:p>13007550</text:p>
              </table:table-cell>
              <table:table-cell office:value-type="float" office:value="6503114">
                <text:p>6503114</text:p>
              </table:table-cell>
              <table:table-cell office:value-type="float" office:value="186988">
                <text:p>186988</text:p>
              </table:table-cell>
              <table:table-cell office:value-type="float" office:value="180798">
                <text:p>1807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522600">
                <text:p>13522600</text:p>
              </table:table-cell>
              <table:table-cell office:value-type="float" office:value="6768969">
                <text:p>6768969</text:p>
              </table:table-cell>
              <table:table-cell office:value-type="float" office:value="193473">
                <text:p>193473</text:p>
              </table:table-cell>
              <table:table-cell office:value-type="float" office:value="187553">
                <text:p>187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047650">
                <text:p>14047650</text:p>
              </table:table-cell>
              <table:table-cell office:value-type="float" office:value="7025996">
                <text:p>7025996</text:p>
              </table:table-cell>
              <table:table-cell office:value-type="float" office:value="197608">
                <text:p>197608</text:p>
              </table:table-cell>
              <table:table-cell office:value-type="float" office:value="189029">
                <text:p>189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4582700">
                <text:p>14582700</text:p>
              </table:table-cell>
              <table:table-cell office:value-type="float" office:value="7291700">
                <text:p>7291700</text:p>
              </table:table-cell>
              <table:table-cell office:value-type="float" office:value="201721">
                <text:p>201721</text:p>
              </table:table-cell>
              <table:table-cell office:value-type="float" office:value="192648">
                <text:p>1926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127750">
                <text:p>15127750</text:p>
              </table:table-cell>
              <table:table-cell office:value-type="float" office:value="7571377">
                <text:p>7571377</text:p>
              </table:table-cell>
              <table:table-cell office:value-type="float" office:value="205656">
                <text:p>205656</text:p>
              </table:table-cell>
              <table:table-cell office:value-type="float" office:value="194256">
                <text:p>1942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682800">
                <text:p>15682800</text:p>
              </table:table-cell>
              <table:table-cell office:value-type="float" office:value="7846836">
                <text:p>7846836</text:p>
              </table:table-cell>
              <table:table-cell office:value-type="float" office:value="209065">
                <text:p>209065</text:p>
              </table:table-cell>
              <table:table-cell office:value-type="float" office:value="199451">
                <text:p>1994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247850">
                <text:p>16247850</text:p>
              </table:table-cell>
              <table:table-cell office:value-type="float" office:value="8122975">
                <text:p>8122975</text:p>
              </table:table-cell>
              <table:table-cell office:value-type="float" office:value="213014">
                <text:p>213014</text:p>
              </table:table-cell>
              <table:table-cell office:value-type="float" office:value="202827">
                <text:p>2028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822900">
                <text:p>16822900</text:p>
              </table:table-cell>
              <table:table-cell office:value-type="float" office:value="8395310">
                <text:p>8395310</text:p>
              </table:table-cell>
              <table:table-cell office:value-type="float" office:value="216532">
                <text:p>216532</text:p>
              </table:table-cell>
              <table:table-cell office:value-type="float" office:value="205646">
                <text:p>2056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407950">
                <text:p>17407950</text:p>
              </table:table-cell>
              <table:table-cell office:value-type="float" office:value="8735533">
                <text:p>8735533</text:p>
              </table:table-cell>
              <table:table-cell office:value-type="float" office:value="221766">
                <text:p>221766</text:p>
              </table:table-cell>
              <table:table-cell office:value-type="float" office:value="208224">
                <text:p>2082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003000">
                <text:p>18003000</text:p>
              </table:table-cell>
              <table:table-cell office:value-type="float" office:value="8989225">
                <text:p>8989225</text:p>
              </table:table-cell>
              <table:table-cell office:value-type="float" office:value="228544">
                <text:p>228544</text:p>
              </table:table-cell>
              <table:table-cell office:value-type="float" office:value="210435">
                <text:p>210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8608050">
                <text:p>18608050</text:p>
              </table:table-cell>
              <table:table-cell office:value-type="float" office:value="9306942">
                <text:p>9306942</text:p>
              </table:table-cell>
              <table:table-cell office:value-type="float" office:value="232511">
                <text:p>232511</text:p>
              </table:table-cell>
              <table:table-cell office:value-type="float" office:value="213867">
                <text:p>2138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9223100">
                <text:p>19223100</text:p>
              </table:table-cell>
              <table:table-cell office:value-type="float" office:value="9620721">
                <text:p>9620721</text:p>
              </table:table-cell>
              <table:table-cell office:value-type="float" office:value="237838">
                <text:p>237838</text:p>
              </table:table-cell>
              <table:table-cell office:value-type="float" office:value="224784">
                <text:p>224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9848150">
                <text:p>19848150</text:p>
              </table:table-cell>
              <table:table-cell office:value-type="float" office:value="9918636">
                <text:p>9918636</text:p>
              </table:table-cell>
              <table:table-cell office:value-type="float" office:value="242141">
                <text:p>242141</text:p>
              </table:table-cell>
              <table:table-cell office:value-type="float" office:value="226251">
                <text:p>2262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0483200">
                <text:p>20483200</text:p>
              </table:table-cell>
              <table:table-cell office:value-type="float" office:value="10240692">
                <text:p>10240692</text:p>
              </table:table-cell>
              <table:table-cell office:value-type="float" office:value="241374">
                <text:p>241374</text:p>
              </table:table-cell>
              <table:table-cell office:value-type="float" office:value="232008">
                <text:p>232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1128250">
                <text:p>21128250</text:p>
              </table:table-cell>
              <table:table-cell office:value-type="float" office:value="10575797">
                <text:p>10575797</text:p>
              </table:table-cell>
              <table:table-cell office:value-type="float" office:value="250194">
                <text:p>250194</text:p>
              </table:table-cell>
              <table:table-cell office:value-type="float" office:value="231656">
                <text:p>231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1783300">
                <text:p>21783300</text:p>
              </table:table-cell>
              <table:table-cell office:value-type="float" office:value="10883853">
                <text:p>10883853</text:p>
              </table:table-cell>
              <table:table-cell office:value-type="float" office:value="253652">
                <text:p>253652</text:p>
              </table:table-cell>
              <table:table-cell office:value-type="float" office:value="235248">
                <text:p>235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2448350">
                <text:p>22448350</text:p>
              </table:table-cell>
              <table:table-cell office:value-type="float" office:value="11223468">
                <text:p>11223468</text:p>
              </table:table-cell>
              <table:table-cell office:value-type="float" office:value="257516">
                <text:p>257516</text:p>
              </table:table-cell>
              <table:table-cell office:value-type="float" office:value="239658">
                <text:p>239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3123400">
                <text:p>23123400</text:p>
              </table:table-cell>
              <table:table-cell office:value-type="float" office:value="11593563">
                <text:p>11593563</text:p>
              </table:table-cell>
              <table:table-cell office:value-type="float" office:value="262785">
                <text:p>262785</text:p>
              </table:table-cell>
              <table:table-cell office:value-type="float" office:value="242888">
                <text:p>242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3808450">
                <text:p>23808450</text:p>
              </table:table-cell>
              <table:table-cell office:value-type="float" office:value="11908343">
                <text:p>11908343</text:p>
              </table:table-cell>
              <table:table-cell office:value-type="float" office:value="266187">
                <text:p>266187</text:p>
              </table:table-cell>
              <table:table-cell office:value-type="float" office:value="243958">
                <text:p>243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4503500">
                <text:p>24503500</text:p>
              </table:table-cell>
              <table:table-cell office:value-type="float" office:value="12265000">
                <text:p>12265000</text:p>
              </table:table-cell>
              <table:table-cell office:value-type="float" office:value="270554">
                <text:p>270554</text:p>
              </table:table-cell>
              <table:table-cell office:value-type="float" office:value="248450">
                <text:p>2484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5208550">
                <text:p>25208550</text:p>
              </table:table-cell>
              <table:table-cell office:value-type="float" office:value="12609792">
                <text:p>12609792</text:p>
              </table:table-cell>
              <table:table-cell office:value-type="float" office:value="274515">
                <text:p>274515</text:p>
              </table:table-cell>
              <table:table-cell office:value-type="float" office:value="250479">
                <text:p>250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5923600">
                <text:p>25923600</text:p>
              </table:table-cell>
              <table:table-cell office:value-type="float" office:value="12975082">
                <text:p>12975082</text:p>
              </table:table-cell>
              <table:table-cell office:value-type="float" office:value="276970">
                <text:p>276970</text:p>
              </table:table-cell>
              <table:table-cell office:value-type="float" office:value="258670">
                <text:p>2586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6648650">
                <text:p>26648650</text:p>
              </table:table-cell>
              <table:table-cell office:value-type="float" office:value="13336049">
                <text:p>13336049</text:p>
              </table:table-cell>
              <table:table-cell office:value-type="float" office:value="282025">
                <text:p>282025</text:p>
              </table:table-cell>
              <table:table-cell office:value-type="float" office:value="260656">
                <text:p>260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7383700">
                <text:p>27383700</text:p>
              </table:table-cell>
              <table:table-cell office:value-type="float" office:value="13689049">
                <text:p>13689049</text:p>
              </table:table-cell>
              <table:table-cell office:value-type="float" office:value="291542">
                <text:p>291542</text:p>
              </table:table-cell>
              <table:table-cell office:value-type="float" office:value="262579">
                <text:p>2625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8128750">
                <text:p>28128750</text:p>
              </table:table-cell>
              <table:table-cell office:value-type="float" office:value="14045554">
                <text:p>14045554</text:p>
              </table:table-cell>
              <table:table-cell office:value-type="float" office:value="296644">
                <text:p>296644</text:p>
              </table:table-cell>
              <table:table-cell office:value-type="float" office:value="265193">
                <text:p>2651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8883800">
                <text:p>28883800</text:p>
              </table:table-cell>
              <table:table-cell office:value-type="float" office:value="14449742">
                <text:p>14449742</text:p>
              </table:table-cell>
              <table:table-cell office:value-type="float" office:value="299922">
                <text:p>299922</text:p>
              </table:table-cell>
              <table:table-cell office:value-type="float" office:value="268849">
                <text:p>2688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9648850">
                <text:p>29648850</text:p>
              </table:table-cell>
              <table:table-cell office:value-type="float" office:value="14810468">
                <text:p>14810468</text:p>
              </table:table-cell>
              <table:table-cell office:value-type="float" office:value="304158">
                <text:p>304158</text:p>
              </table:table-cell>
              <table:table-cell office:value-type="float" office:value="273424">
                <text:p>273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0423900">
                <text:p>30423900</text:p>
              </table:table-cell>
              <table:table-cell office:value-type="float" office:value="15216041">
                <text:p>15216041</text:p>
              </table:table-cell>
              <table:table-cell office:value-type="float" office:value="307323">
                <text:p>307323</text:p>
              </table:table-cell>
              <table:table-cell office:value-type="float" office:value="275740">
                <text:p>2757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1208950">
                <text:p>31208950</text:p>
              </table:table-cell>
              <table:table-cell office:value-type="float" office:value="15631017">
                <text:p>15631017</text:p>
              </table:table-cell>
              <table:table-cell office:value-type="float" office:value="312321">
                <text:p>312321</text:p>
              </table:table-cell>
              <table:table-cell office:value-type="float" office:value="277687">
                <text:p>2776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  <table:table-cell office:value-type="float" office:value="16003804">
                <text:p>16003804</text:p>
              </table:table-cell>
              <table:table-cell office:value-type="float" office:value="311740">
                <text:p>311740</text:p>
              </table:table-cell>
              <table:table-cell office:value-type="float" office:value="282130">
                <text:p>2821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2809050">
                <text:p>32809050</text:p>
              </table:table-cell>
              <table:table-cell office:value-type="float" office:value="16382007">
                <text:p>16382007</text:p>
              </table:table-cell>
              <table:table-cell office:value-type="float" office:value="320839">
                <text:p>320839</text:p>
              </table:table-cell>
              <table:table-cell office:value-type="float" office:value="283942">
                <text:p>283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3624100">
                <text:p>33624100</text:p>
              </table:table-cell>
              <table:table-cell office:value-type="float" office:value="16811473">
                <text:p>16811473</text:p>
              </table:table-cell>
              <table:table-cell office:value-type="float" office:value="325066">
                <text:p>325066</text:p>
              </table:table-cell>
              <table:table-cell office:value-type="float" office:value="329292">
                <text:p>329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4449150">
                <text:p>34449150</text:p>
              </table:table-cell>
              <table:table-cell office:value-type="float" office:value="17227677">
                <text:p>17227677</text:p>
              </table:table-cell>
              <table:table-cell office:value-type="float" office:value="329057">
                <text:p>329057</text:p>
              </table:table-cell>
              <table:table-cell office:value-type="float" office:value="329081">
                <text:p>3290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5284200">
                <text:p>35284200</text:p>
              </table:table-cell>
              <table:table-cell office:value-type="float" office:value="17639414">
                <text:p>17639414</text:p>
              </table:table-cell>
              <table:table-cell office:value-type="float" office:value="333330">
                <text:p>333330</text:p>
              </table:table-cell>
              <table:table-cell office:value-type="float" office:value="331471">
                <text:p>3314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6129250">
                <text:p>36129250</text:p>
              </table:table-cell>
              <table:table-cell office:value-type="float" office:value="18079989">
                <text:p>18079989</text:p>
              </table:table-cell>
              <table:table-cell office:value-type="float" office:value="338215">
                <text:p>338215</text:p>
              </table:table-cell>
              <table:table-cell office:value-type="float" office:value="333153">
                <text:p>333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6984300">
                <text:p>36984300</text:p>
              </table:table-cell>
              <table:table-cell office:value-type="float" office:value="18467468">
                <text:p>18467468</text:p>
              </table:table-cell>
              <table:table-cell office:value-type="float" office:value="341403">
                <text:p>341403</text:p>
              </table:table-cell>
              <table:table-cell office:value-type="float" office:value="337409">
                <text:p>3374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7849350">
                <text:p>37849350</text:p>
              </table:table-cell>
              <table:table-cell office:value-type="float" office:value="18939277">
                <text:p>18939277</text:p>
              </table:table-cell>
              <table:table-cell office:value-type="float" office:value="346033">
                <text:p>346033</text:p>
              </table:table-cell>
              <table:table-cell office:value-type="float" office:value="341879">
                <text:p>3418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8724400">
                <text:p>38724400</text:p>
              </table:table-cell>
              <table:table-cell office:value-type="float" office:value="19370113">
                <text:p>19370113</text:p>
              </table:table-cell>
              <table:table-cell office:value-type="float" office:value="350108">
                <text:p>350108</text:p>
              </table:table-cell>
              <table:table-cell office:value-type="float" office:value="345392">
                <text:p>3453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9609450">
                <text:p>39609450</text:p>
              </table:table-cell>
              <table:table-cell office:value-type="float" office:value="19819439">
                <text:p>19819439</text:p>
              </table:table-cell>
              <table:table-cell office:value-type="float" office:value="352690">
                <text:p>352690</text:p>
              </table:table-cell>
              <table:table-cell office:value-type="float" office:value="345201">
                <text:p>3452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0504500">
                <text:p>40504500</text:p>
              </table:table-cell>
              <table:table-cell office:value-type="float" office:value="20241456">
                <text:p>20241456</text:p>
              </table:table-cell>
              <table:table-cell office:value-type="float" office:value="357809">
                <text:p>357809</text:p>
              </table:table-cell>
              <table:table-cell office:value-type="float" office:value="351236">
                <text:p>351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1409550">
                <text:p>41409550</text:p>
              </table:table-cell>
              <table:table-cell office:value-type="float" office:value="20662374">
                <text:p>20662374</text:p>
              </table:table-cell>
              <table:table-cell office:value-type="float" office:value="361841">
                <text:p>361841</text:p>
              </table:table-cell>
              <table:table-cell office:value-type="float" office:value="354064">
                <text:p>354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2324600">
                <text:p>42324600</text:p>
              </table:table-cell>
              <table:table-cell office:value-type="float" office:value="21186255">
                <text:p>21186255</text:p>
              </table:table-cell>
              <table:table-cell office:value-type="float" office:value="367142">
                <text:p>367142</text:p>
              </table:table-cell>
              <table:table-cell office:value-type="float" office:value="359206">
                <text:p>359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3249650">
                <text:p>43249650</text:p>
              </table:table-cell>
              <table:table-cell office:value-type="float" office:value="21618908">
                <text:p>21618908</text:p>
              </table:table-cell>
              <table:table-cell office:value-type="float" office:value="378468">
                <text:p>378468</text:p>
              </table:table-cell>
              <table:table-cell office:value-type="float" office:value="363363">
                <text:p>3633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4184700">
                <text:p>44184700</text:p>
              </table:table-cell>
              <table:table-cell office:value-type="float" office:value="22082623">
                <text:p>22082623</text:p>
              </table:table-cell>
              <table:table-cell office:value-type="float" office:value="383107">
                <text:p>383107</text:p>
              </table:table-cell>
              <table:table-cell office:value-type="float" office:value="365947">
                <text:p>3659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45129750">
                <text:p>45129750</text:p>
              </table:table-cell>
              <table:table-cell office:value-type="float" office:value="22569542">
                <text:p>22569542</text:p>
              </table:table-cell>
              <table:table-cell office:value-type="float" office:value="386244">
                <text:p>386244</text:p>
              </table:table-cell>
              <table:table-cell office:value-type="float" office:value="369452">
                <text:p>369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46084800">
                <text:p>46084800</text:p>
              </table:table-cell>
              <table:table-cell office:value-type="float" office:value="23036315">
                <text:p>23036315</text:p>
              </table:table-cell>
              <table:table-cell office:value-type="float" office:value="391806">
                <text:p>391806</text:p>
              </table:table-cell>
              <table:table-cell office:value-type="float" office:value="376191">
                <text:p>376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7049850">
                <text:p>47049850</text:p>
              </table:table-cell>
              <table:table-cell office:value-type="float" office:value="23544596">
                <text:p>23544596</text:p>
              </table:table-cell>
              <table:table-cell office:value-type="float" office:value="396670">
                <text:p>396670</text:p>
              </table:table-cell>
              <table:table-cell office:value-type="float" office:value="374772">
                <text:p>3747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8024900">
                <text:p>48024900</text:p>
              </table:table-cell>
              <table:table-cell office:value-type="float" office:value="24041766">
                <text:p>24041766</text:p>
              </table:table-cell>
              <table:table-cell office:value-type="float" office:value="398379">
                <text:p>398379</text:p>
              </table:table-cell>
              <table:table-cell office:value-type="float" office:value="379601">
                <text:p>379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9009950">
                <text:p>49009950</text:p>
              </table:table-cell>
              <table:table-cell office:value-type="float" office:value="24506283">
                <text:p>24506283</text:p>
              </table:table-cell>
              <table:table-cell office:value-type="float" office:value="397527">
                <text:p>397527</text:p>
              </table:table-cell>
              <table:table-cell office:value-type="float" office:value="379900">
                <text:p>3799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25016169">
                <text:p>25016169</text:p>
              </table:table-cell>
              <table:table-cell office:value-type="float" office:value="408190">
                <text:p>408190</text:p>
              </table:table-cell>
              <table:table-cell office:value-type="float" office:value="385350">
                <text:p>3853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